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"/>
    <style:style style:name="co1" style:family="table-column">
      <style:table-column-properties fo:break-before="auto" style:column-width="1.48166666666667cm" style:use-optimal-column-width="true"/>
    </style:style>
    <style:style style:name="co2" style:family="table-column">
      <style:table-column-properties fo:break-before="auto" style:column-width="2.01083333333333cm" style:use-optimal-column-width="true"/>
    </style:style>
    <style:style style:name="co3" style:family="table-column">
      <style:table-column-properties fo:break-before="auto" style:column-width="2.286cm" style:use-optimal-column-width="true"/>
    </style:style>
    <style:style style:name="co4" style:family="table-column">
      <style:table-column-properties fo:break-before="auto" style:column-width="2.286cm"/>
    </style:style>
    <style:style style:name="co5" style:family="table-column">
      <style:table-column-properties fo:break-before="auto" style:column-width="2.0955cm"/>
    </style:style>
    <style:style style:name="co6" style:family="table-column">
      <style:table-column-properties fo:break-before="auto" style:column-width="1.7145cm"/>
    </style:style>
    <style:style style:name="co7" style:family="table-column">
      <style:table-column-properties fo:break-before="auto" style:column-width="1.3335cm" style:use-optimal-column-width="true"/>
    </style:style>
    <style:style style:name="co8" style:family="table-column">
      <style:table-column-properties fo:break-before="auto" style:column-width="1.143cm"/>
    </style:style>
    <style:style style:name="co9" style:family="table-column">
      <style:table-column-properties fo:break-before="auto" style:column-width="1.37583333333333cm" style:use-optimal-column-width="true"/>
    </style:style>
    <style:style style:name="co10" style:family="table-column">
      <style:table-column-properties fo:break-before="auto" style:column-width="1.4605cm" style:use-optimal-column-width="true"/>
    </style:style>
    <style:style style:name="co11" style:family="table-column">
      <style:table-column-properties fo:break-before="auto" style:column-width="2.201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abelle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4" table:number-columns-repeated="3" table:default-cell-style-name="ce1"/>
        <table:table-column table:style-name="co3" table:default-cell-style-name="ce1"/>
        <table:table-column table:style-name="co4" table:default-cell-style-name="ce1"/>
        <table:table-column table:style-name="co3" table:number-columns-repeated="3" table:default-cell-style-name="ce1"/>
        <table:table-column table:style-name="co5" table:default-cell-style-name="ce1"/>
        <table:table-column table:style-name="co3" table:default-cell-style-name="ce1"/>
        <table:table-column table:style-name="co6" table:default-cell-style-name="ce1"/>
        <table:table-column table:style-name="co3" table:default-cell-style-name="ce1"/>
        <table:table-column table:style-name="co7" table:default-cell-style-name="ce1"/>
        <table:table-column table:style-name="co8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16359" table:default-cell-style-name="ce1"/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able:cell-range-source table:name="results" table:last-column-spanned="25" table:last-row-spanned="3" xlink:href="C:\Users\Simu\PycharmProjects\MIALab\mialab\evaluation\mia-result\results.csv"/>
            <text:p>ID</text:p>
          </table:table-cell>
          <table:table-cell office:value-type="string" table:style-name="ce1">
            <text:p>LABEL</text:p>
          </table:table-cell>
          <table:table-cell office:value-type="string" table:style-name="ce1">
            <text:p>DICE</text:p>
          </table:table-cell>
          <table:table-cell office:value-type="string" table:style-name="ce1">
            <text:p>JACRD</text:p>
          </table:table-cell>
          <table:table-cell office:value-type="string" table:style-name="ce1">
            <text:p>AUC</text:p>
          </table:table-cell>
          <table:table-cell office:value-type="string" table:style-name="ce1">
            <text:p>KAPPA</text:p>
          </table:table-cell>
          <table:table-cell office:value-type="string" table:style-name="ce1">
            <text:p>RNDIND</text:p>
          </table:table-cell>
          <table:table-cell office:value-type="string" table:style-name="ce1">
            <text:p>ADJRIND</text:p>
          </table:table-cell>
          <table:table-cell office:value-type="string" table:style-name="ce1">
            <text:p>ICCORR</text:p>
          </table:table-cell>
          <table:table-cell office:value-type="string" table:style-name="ce1">
            <text:p>VOLSMTY</text:p>
          </table:table-cell>
          <table:table-cell office:value-type="string" table:style-name="ce1">
            <text:p>MAHLNBS</text:p>
          </table:table-cell>
          <table:table-cell office:value-type="string" table:style-name="ce1">
            <text:p>GCOERR</text:p>
          </table:table-cell>
          <table:table-cell office:value-type="string" table:style-name="ce1">
            <text:p>PROBDST</text:p>
          </table:table-cell>
          <table:table-cell office:value-type="string" table:style-name="ce1">
            <text:p>SNSVTY</text:p>
          </table:table-cell>
          <table:table-cell office:value-type="string" table:style-name="ce1">
            <text:p>SPCFTY</text:p>
          </table:table-cell>
          <table:table-cell office:value-type="string" table:style-name="ce1">
            <text:p>PRCISON</text:p>
          </table:table-cell>
          <table:table-cell office:value-type="string" table:style-name="ce1">
            <text:p>FMEASR</text:p>
          </table:table-cell>
          <table:table-cell office:value-type="string" table:style-name="ce1">
            <text:p>ACURCY</text:p>
          </table:table-cell>
          <table:table-cell office:value-type="string" table:style-name="ce1">
            <text:p>FALLOUT</text:p>
          </table:table-cell>
          <table:table-cell office:value-type="string" table:style-name="ce1">
            <text:p>TP</text:p>
          </table:table-cell>
          <table:table-cell office:value-type="string" table:style-name="ce1">
            <text:p>FP</text:p>
          </table:table-cell>
          <table:table-cell office:value-type="string" table:style-name="ce1">
            <text:p>TN</text:p>
          </table:table-cell>
          <table:table-cell office:value-type="string" table:style-name="ce1">
            <text:p>FN</text:p>
          </table:table-cell>
          <table:table-cell office:value-type="string" table:style-name="ce1">
            <text:p>LBLVOL</text:p>
          </table:table-cell>
          <table:table-cell office:value-type="string" table:style-name="ce1">
            <text:p>PRDVOL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Brain1</text:p>
          </table:table-cell>
          <table:table-cell office:value-type="string" table:style-name="ce1">
            <text:p>Structure</text:p>
          </table:table-cell>
          <table:table-cell office:value-type="float" office:value="0.66782573536800005" table:style-name="ce1">
            <text:p>0,667825735</text:p>
          </table:table-cell>
          <table:table-cell office:value-type="float" office:value="0.50130508680300001" table:style-name="ce1">
            <text:p>0,501305087</text:p>
          </table:table-cell>
          <table:table-cell office:value-type="float" office:value="0.80712721023400003" table:style-name="ce1">
            <text:p>0,80712721</text:p>
          </table:table-cell>
          <table:table-cell office:value-type="float" office:value="0.934468595146" table:style-name="ce1">
            <text:p>0,934468595</text:p>
          </table:table-cell>
          <table:table-cell office:value-type="float" office:value="1.0146303003499999" table:style-name="ce2">
            <text:p>1</text:p>
          </table:table-cell>
          <table:table-cell office:value-type="float" office:value="-1.5336649822999999" table:style-name="ce2">
            <text:p>-2</text:p>
          </table:table-cell>
          <table:table-cell office:value-type="float" office:value="0.63135696356299997" table:style-name="ce1">
            <text:p>0,631356964</text:p>
          </table:table-cell>
          <table:table-cell office:value-type="float" office:value="0.96840190033399998" table:style-name="ce1">
            <text:p>0,9684019</text:p>
          </table:table-cell>
          <table:table-cell office:value-type="float" office:value="8.80158991733625E-2" table:style-name="ce1">
            <text:p>0,088015899</text:p>
          </table:table-cell>
          <table:table-cell office:value-type="float" office:value="4.1243024900400001E-2" table:style-name="ce1">
            <text:p>0,041243025</text:p>
          </table:table-cell>
          <table:table-cell office:value-type="float" office:value="0.49739662166300003" table:style-name="ce1">
            <text:p>0,497396622</text:p>
          </table:table-cell>
          <table:table-cell office:value-type="float" office:value="0.64737007133299995" table:style-name="ce1">
            <text:p>0,647370071</text:p>
          </table:table-cell>
          <table:table-cell office:value-type="float" office:value="0.96688434913499999" table:style-name="ce1">
            <text:p>0,966884349</text:p>
          </table:table-cell>
          <table:table-cell office:value-type="float" office:value="0.68961629994600004" table:style-name="ce1">
            <text:p>0,6896163</text:p>
          </table:table-cell>
          <table:table-cell office:value-type="float" office:value="0.66782573536800005" table:style-name="ce1">
            <text:p>0,667825735</text:p>
          </table:table-cell>
          <table:table-cell office:value-type="float" office:value="0.934276" table:style-name="ce1">
            <text:p>0,934276</text:p>
          </table:table-cell>
          <table:table-cell office:value-type="float" office:value="3.3115650864599999E-2" table:style-name="ce1">
            <text:p>0,033115651</text:p>
          </table:table-cell>
          <table:table-cell office:value-type="float" office:value="16517" table:style-name="ce1">
            <text:p>16517</text:p>
          </table:table-cell>
          <table:table-cell office:value-type="float" office:value="7434" table:style-name="ce1">
            <text:p>7434</text:p>
          </table:table-cell>
          <table:table-cell office:value-type="float" office:value="217052" table:style-name="ce1">
            <text:p>217052</text:p>
          </table:table-cell>
          <table:table-cell office:value-type="float" office:value="8997" table:style-name="ce1">
            <text:p>8997</text:p>
          </table:table-cell>
          <table:table-cell office:value-type="float" office:value="25514" table:style-name="ce1">
            <text:p>25514</text:p>
          </table:table-cell>
          <table:table-cell office:value-type="float" office:value="23951" table:style-name="ce1">
            <text:p>23951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5°</text:p>
          </table:table-cell>
          <table:table-cell office:value-type="string" table:style-name="ce1">
            <text:p>Background</text:p>
          </table:table-cell>
          <table:table-cell office:value-type="float" office:value="0.96353002541400001" table:style-name="ce1">
            <text:p>0,963530025</text:p>
          </table:table-cell>
          <table:table-cell office:value-type="float" office:value="0.92962656810099997" table:style-name="ce1">
            <text:p>0,929626568</text:p>
          </table:table-cell>
          <table:table-cell office:value-type="float" office:value="0.80712721023400003" table:style-name="ce1">
            <text:p>0,80712721</text:p>
          </table:table-cell>
          <table:table-cell office:value-type="float" office:value="0.934468595146" table:style-name="ce1">
            <text:p>0,934468595</text:p>
          </table:table-cell>
          <table:table-cell office:value-type="float" office:value="1.0146303003499999" table:style-name="ce2">
            <text:p>1</text:p>
          </table:table-cell>
          <table:table-cell office:value-type="float" office:value="-1.5336649822999999" table:style-name="ce2">
            <text:p>-2</text:p>
          </table:table-cell>
          <table:table-cell office:value-type="float" office:value="0.63135696356299997" table:style-name="ce1">
            <text:p>0,631356964</text:p>
          </table:table-cell>
          <table:table-cell office:value-type="float" office:value="0.99653079116999999" table:style-name="ce1">
            <text:p>0,996530791</text:p>
          </table:table-cell>
          <table:table-cell office:value-type="float" office:value="3.7000709517083898E-3" table:style-name="ce1">
            <text:p>0,003700071</text:p>
          </table:table-cell>
          <table:table-cell office:value-type="float" office:value="4.1243024900400001E-2" table:style-name="ce1">
            <text:p>0,041243025</text:p>
          </table:table-cell>
          <table:table-cell office:value-type="float" office:value="3.7850376868200003E-2" table:style-name="ce1">
            <text:p>0,037850377</text:p>
          </table:table-cell>
          <table:table-cell office:value-type="float" office:value="0.96688434913499999" table:style-name="ce1">
            <text:p>0,966884349</text:p>
          </table:table-cell>
          <table:table-cell office:value-type="float" office:value="0.64737007133299995" table:style-name="ce1">
            <text:p>0,647370071</text:p>
          </table:table-cell>
          <table:table-cell office:value-type="float" office:value="0.96019889492999999" table:style-name="ce1">
            <text:p>0,960198895</text:p>
          </table:table-cell>
          <table:table-cell office:value-type="float" office:value="0.96353002541400001" table:style-name="ce1">
            <text:p>0,963530025</text:p>
          </table:table-cell>
          <table:table-cell office:value-type="float" office:value="0.934276" table:style-name="ce1">
            <text:p>0,934276</text:p>
          </table:table-cell>
          <table:table-cell office:value-type="float" office:value="0.35262992866699999" table:style-name="ce1">
            <text:p>0,352629929</text:p>
          </table:table-cell>
          <table:table-cell office:value-type="float" office:value="217052" table:style-name="ce1">
            <text:p>217052</text:p>
          </table:table-cell>
          <table:table-cell office:value-type="float" office:value="8997" table:style-name="ce1">
            <text:p>8997</text:p>
          </table:table-cell>
          <table:table-cell office:value-type="float" office:value="16517" table:style-name="ce1">
            <text:p>16517</text:p>
          </table:table-cell>
          <table:table-cell office:value-type="float" office:value="7434" table:style-name="ce1">
            <text:p>7434</text:p>
          </table:table-cell>
          <table:table-cell office:value-type="float" office:value="224486" table:style-name="ce1">
            <text:p>224486</text:p>
          </table:table-cell>
          <table:table-cell office:value-type="float" office:value="226049" table:style-name="ce1">
            <text:p>226049</text:p>
          </table:table-cell>
          <table:table-cell table:number-columns-repeated="1635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able:cell-range-source table:name="results1" table:last-column-spanned="25" table:last-row-spanned="3" xlink:href="C:\Users\Simu\PycharmProjects\MIALab\mialab\evaluation\mia-result\results.csv"/>
            <text:p>ID</text:p>
          </table:table-cell>
          <table:table-cell office:value-type="string" table:style-name="ce1">
            <text:p>LABEL</text:p>
          </table:table-cell>
          <table:table-cell office:value-type="string" table:style-name="ce1">
            <text:p>DICE</text:p>
          </table:table-cell>
          <table:table-cell office:value-type="string" table:style-name="ce1">
            <text:p>JACRD</text:p>
          </table:table-cell>
          <table:table-cell office:value-type="string" table:style-name="ce1">
            <text:p>AUC</text:p>
          </table:table-cell>
          <table:table-cell office:value-type="string" table:style-name="ce1">
            <text:p>KAPPA</text:p>
          </table:table-cell>
          <table:table-cell office:value-type="string" table:style-name="ce1">
            <text:p>RNDIND</text:p>
          </table:table-cell>
          <table:table-cell office:value-type="string" table:style-name="ce1">
            <text:p>ADJRIND</text:p>
          </table:table-cell>
          <table:table-cell office:value-type="string" table:style-name="ce1">
            <text:p>ICCORR</text:p>
          </table:table-cell>
          <table:table-cell office:value-type="string" table:style-name="ce1">
            <text:p>VOLSMTY</text:p>
          </table:table-cell>
          <table:table-cell office:value-type="string" table:style-name="ce1">
            <text:p>MAHLNBS</text:p>
          </table:table-cell>
          <table:table-cell office:value-type="string" table:style-name="ce1">
            <text:p>GCOERR</text:p>
          </table:table-cell>
          <table:table-cell office:value-type="string" table:style-name="ce1">
            <text:p>PROBDST</text:p>
          </table:table-cell>
          <table:table-cell office:value-type="string" table:style-name="ce1">
            <text:p>SNSVTY</text:p>
          </table:table-cell>
          <table:table-cell office:value-type="string" table:style-name="ce1">
            <text:p>SPCFTY</text:p>
          </table:table-cell>
          <table:table-cell office:value-type="string" table:style-name="ce1">
            <text:p>PRCISON</text:p>
          </table:table-cell>
          <table:table-cell office:value-type="string" table:style-name="ce1">
            <text:p>FMEASR</text:p>
          </table:table-cell>
          <table:table-cell office:value-type="string" table:style-name="ce1">
            <text:p>ACURCY</text:p>
          </table:table-cell>
          <table:table-cell office:value-type="string" table:style-name="ce1">
            <text:p>FALLOUT</text:p>
          </table:table-cell>
          <table:table-cell office:value-type="string" table:style-name="ce1">
            <text:p>TP</text:p>
          </table:table-cell>
          <table:table-cell office:value-type="string" table:style-name="ce1">
            <text:p>FP</text:p>
          </table:table-cell>
          <table:table-cell office:value-type="string" table:style-name="ce1">
            <text:p>TN</text:p>
          </table:table-cell>
          <table:table-cell office:value-type="string" table:style-name="ce1">
            <text:p>FN</text:p>
          </table:table-cell>
          <table:table-cell office:value-type="string" table:style-name="ce1">
            <text:p>LBLVOL</text:p>
          </table:table-cell>
          <table:table-cell office:value-type="string" table:style-name="ce1">
            <text:p>PRDVOL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Patient1</text:p>
          </table:table-cell>
          <table:table-cell office:value-type="string" table:style-name="ce1">
            <text:p>Structure</text:p>
          </table:table-cell>
          <table:table-cell office:value-type="float" office:value="0.57466849935300002" table:style-name="ce1">
            <text:p>0,574668499</text:p>
          </table:table-cell>
          <table:table-cell office:value-type="float" office:value="0.40318234676800002" table:style-name="ce1">
            <text:p>0,403182347</text:p>
          </table:table-cell>
          <table:table-cell office:value-type="float" office:value="0.75681037027200004" table:style-name="ce1">
            <text:p>0,75681037</text:p>
          </table:table-cell>
          <table:table-cell office:value-type="float" office:value="0.91608053670199996" table:style-name="ce1">
            <text:p>0,916080537</text:p>
          </table:table-cell>
          <table:table-cell office:value-type="float" office:value="0.98327139100600003" table:style-name="ce1">
            <text:p>0,983271391</text:p>
          </table:table-cell>
          <table:table-cell office:value-type="float" office:value="3.8749524845300001" table:style-name="ce1">
            <text:p>3,874952485</text:p>
          </table:table-cell>
          <table:table-cell office:value-type="float" office:value="0.52796474263100002" table:style-name="ce1">
            <text:p>0,527964743</text:p>
          </table:table-cell>
          <table:table-cell office:value-type="float" office:value="0.96826487710200004" table:style-name="ce1">
            <text:p>0,968264877</text:p>
          </table:table-cell>
          <table:table-cell office:value-type="float" office:value="0.12940985389051199" table:style-name="ce1">
            <text:p>0,129409854</text:p>
          </table:table-cell>
          <table:table-cell office:value-type="float" office:value="7.0080168957800004E-2" table:style-name="ce1">
            <text:p>0,070080169</text:p>
          </table:table-cell>
          <table:table-cell office:value-type="float" office:value="0.74013366162500005" table:style-name="ce1">
            <text:p>0,740133662</text:p>
          </table:table-cell>
          <table:table-cell office:value-type="float" office:value="0.55699228086700003" table:style-name="ce1">
            <text:p>0,556992281</text:p>
          </table:table-cell>
          <table:table-cell office:value-type="float" office:value="0.95662845967800003" table:style-name="ce1">
            <text:p>0,95662846</text:p>
          </table:table-cell>
          <table:table-cell office:value-type="float" office:value="0.593503402781" table:style-name="ce1">
            <text:p>0,593503403</text:p>
          </table:table-cell>
          <table:table-cell office:value-type="float" office:value="0.57466849935300002" table:style-name="ce1">
            <text:p>0,574668499</text:p>
          </table:table-cell>
          <table:table-cell office:value-type="float" office:value="0.91583199999999998" table:style-name="ce1">
            <text:p>0,915832</text:p>
          </table:table-cell>
          <table:table-cell office:value-type="float" office:value="4.3371540322299999E-2" table:style-name="ce1">
            <text:p>0,04337154</text:p>
          </table:table-cell>
          <table:table-cell office:value-type="float" office:value="14215" table:style-name="ce1">
            <text:p>14215</text:p>
          </table:table-cell>
          <table:table-cell office:value-type="float" office:value="9736" table:style-name="ce1">
            <text:p>9736</text:p>
          </table:table-cell>
          <table:table-cell office:value-type="float" office:value="214743" table:style-name="ce1">
            <text:p>214743</text:p>
          </table:table-cell>
          <table:table-cell office:value-type="float" office:value="11306" table:style-name="ce1">
            <text:p>11306</text:p>
          </table:table-cell>
          <table:table-cell office:value-type="float" office:value="25521" table:style-name="ce1">
            <text:p>25521</text:p>
          </table:table-cell>
          <table:table-cell office:value-type="float" office:value="23951" table:style-name="ce1">
            <text:p>23951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10°</text:p>
          </table:table-cell>
          <table:table-cell office:value-type="string" table:style-name="ce1">
            <text:p>Background</text:p>
          </table:table-cell>
          <table:table-cell office:value-type="float" office:value="0.95329480076700002" table:style-name="ce1">
            <text:p>0,953294801</text:p>
          </table:table-cell>
          <table:table-cell office:value-type="float" office:value="0.91075768178600003" table:style-name="ce1">
            <text:p>0,910757682</text:p>
          </table:table-cell>
          <table:table-cell office:value-type="float" office:value="0.75681037027200004" table:style-name="ce1">
            <text:p>0,75681037</text:p>
          </table:table-cell>
          <table:table-cell office:value-type="float" office:value="0.91608053670199996" table:style-name="ce1">
            <text:p>0,916080537</text:p>
          </table:table-cell>
          <table:table-cell office:value-type="float" office:value="0.98327139100600003" table:style-name="ce1">
            <text:p>0,983271391</text:p>
          </table:table-cell>
          <table:table-cell office:value-type="float" office:value="3.8749524845300001" table:style-name="ce1">
            <text:p>3,874952485</text:p>
          </table:table-cell>
          <table:table-cell office:value-type="float" office:value="0.52796474263100002" table:style-name="ce1">
            <text:p>0,527964743</text:p>
          </table:table-cell>
          <table:table-cell office:value-type="float" office:value="0.99651519994299997" table:style-name="ce1">
            <text:p>0,9965152</text:p>
          </table:table-cell>
          <table:table-cell office:value-type="float" office:value="5.5712219375435596E-3" table:style-name="ce1">
            <text:p>0,005571222</text:p>
          </table:table-cell>
          <table:table-cell office:value-type="float" office:value="7.0080168957800004E-2" table:style-name="ce1">
            <text:p>0,070080169</text:p>
          </table:table-cell>
          <table:table-cell office:value-type="float" office:value="4.8993447981999998E-2" table:style-name="ce1">
            <text:p>0,048993448</text:p>
          </table:table-cell>
          <table:table-cell office:value-type="float" office:value="0.95662845967800003" table:style-name="ce1">
            <text:p>0,95662846</text:p>
          </table:table-cell>
          <table:table-cell office:value-type="float" office:value="0.55699228086700003" table:style-name="ce1">
            <text:p>0,556992281</text:p>
          </table:table-cell>
          <table:table-cell office:value-type="float" office:value="0.94998429543999996" table:style-name="ce1">
            <text:p>0,949984295</text:p>
          </table:table-cell>
          <table:table-cell office:value-type="float" office:value="0.95329480076700002" table:style-name="ce1">
            <text:p>0,953294801</text:p>
          </table:table-cell>
          <table:table-cell office:value-type="float" office:value="0.91583199999999998" table:style-name="ce1">
            <text:p>0,915832</text:p>
          </table:table-cell>
          <table:table-cell office:value-type="float" office:value="0.44300771913300002" table:style-name="ce1">
            <text:p>0,443007719</text:p>
          </table:table-cell>
          <table:table-cell office:value-type="float" office:value="214743" table:style-name="ce1">
            <text:p>214743</text:p>
          </table:table-cell>
          <table:table-cell office:value-type="float" office:value="11306" table:style-name="ce1">
            <text:p>11306</text:p>
          </table:table-cell>
          <table:table-cell office:value-type="float" office:value="14215" table:style-name="ce1">
            <text:p>14215</text:p>
          </table:table-cell>
          <table:table-cell office:value-type="float" office:value="9736" table:style-name="ce1">
            <text:p>9736</text:p>
          </table:table-cell>
          <table:table-cell office:value-type="float" office:value="224479" table:style-name="ce1">
            <text:p>224479</text:p>
          </table:table-cell>
          <table:table-cell office:value-type="float" office:value="226049" table:style-name="ce1">
            <text:p>226049</text:p>
          </table:table-cell>
          <table:table-cell table:number-columns-repeated="1635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able:cell-range-source table:name="results2" table:last-column-spanned="25" table:last-row-spanned="3" xlink:href="C:\Users\Simu\PycharmProjects\MIALab\mialab\evaluation\mia-result\results.csv"/>
            <text:p>ID</text:p>
          </table:table-cell>
          <table:table-cell office:value-type="string" table:style-name="ce1">
            <text:p>LABEL</text:p>
          </table:table-cell>
          <table:table-cell office:value-type="string" table:style-name="ce1">
            <text:p>DICE</text:p>
          </table:table-cell>
          <table:table-cell office:value-type="string" table:style-name="ce1">
            <text:p>JACRD</text:p>
          </table:table-cell>
          <table:table-cell office:value-type="string" table:style-name="ce1">
            <text:p>AUC</text:p>
          </table:table-cell>
          <table:table-cell office:value-type="string" table:style-name="ce1">
            <text:p>KAPPA</text:p>
          </table:table-cell>
          <table:table-cell office:value-type="string" table:style-name="ce1">
            <text:p>RNDIND</text:p>
          </table:table-cell>
          <table:table-cell office:value-type="string" table:style-name="ce1">
            <text:p>ADJRIND</text:p>
          </table:table-cell>
          <table:table-cell office:value-type="string" table:style-name="ce1">
            <text:p>ICCORR</text:p>
          </table:table-cell>
          <table:table-cell office:value-type="string" table:style-name="ce1">
            <text:p>VOLSMTY</text:p>
          </table:table-cell>
          <table:table-cell office:value-type="string" table:style-name="ce1">
            <text:p>MAHLNBS</text:p>
          </table:table-cell>
          <table:table-cell office:value-type="string" table:style-name="ce1">
            <text:p>GCOERR</text:p>
          </table:table-cell>
          <table:table-cell office:value-type="string" table:style-name="ce1">
            <text:p>PROBDST</text:p>
          </table:table-cell>
          <table:table-cell office:value-type="string" table:style-name="ce1">
            <text:p>SNSVTY</text:p>
          </table:table-cell>
          <table:table-cell office:value-type="string" table:style-name="ce1">
            <text:p>SPCFTY</text:p>
          </table:table-cell>
          <table:table-cell office:value-type="string" table:style-name="ce1">
            <text:p>PRCISON</text:p>
          </table:table-cell>
          <table:table-cell office:value-type="string" table:style-name="ce1">
            <text:p>FMEASR</text:p>
          </table:table-cell>
          <table:table-cell office:value-type="string" table:style-name="ce1">
            <text:p>ACURCY</text:p>
          </table:table-cell>
          <table:table-cell office:value-type="string" table:style-name="ce1">
            <text:p>FALLOUT</text:p>
          </table:table-cell>
          <table:table-cell office:value-type="string" table:style-name="ce1">
            <text:p>TP</text:p>
          </table:table-cell>
          <table:table-cell office:value-type="string" table:style-name="ce1">
            <text:p>FP</text:p>
          </table:table-cell>
          <table:table-cell office:value-type="string" table:style-name="ce1">
            <text:p>TN</text:p>
          </table:table-cell>
          <table:table-cell office:value-type="string" table:style-name="ce1">
            <text:p>FN</text:p>
          </table:table-cell>
          <table:table-cell office:value-type="string" table:style-name="ce1">
            <text:p>LBLVOL</text:p>
          </table:table-cell>
          <table:table-cell office:value-type="string" table:style-name="ce1">
            <text:p>PRDVOL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Patient1</text:p>
          </table:table-cell>
          <table:table-cell office:value-type="string" table:style-name="ce1">
            <text:p>Structure</text:p>
          </table:table-cell>
          <table:table-cell office:value-type="float" office:value="0.52036692798799999" table:style-name="ce1">
            <text:p>0,520366928</text:p>
          </table:table-cell>
          <table:table-cell office:value-type="float" office:value="0.35168646729500003" table:style-name="ce1">
            <text:p>0,351686467</text:p>
          </table:table-cell>
          <table:table-cell office:value-type="float" office:value="0.72741668091800005" table:style-name="ce1">
            <text:p>0,727416681</text:p>
          </table:table-cell>
          <table:table-cell office:value-type="float" office:value="0.90533448446200004" table:style-name="ce1">
            <text:p>0,905334484</text:p>
          </table:table-cell>
          <table:table-cell office:value-type="float" office:value="0.96556658034599996" table:style-name="ce1">
            <text:p>0,96556658</text:p>
          </table:table-cell>
          <table:table-cell office:value-type="float" office:value="6.7914841320699999" table:style-name="ce1">
            <text:p>6,791484132</text:p>
          </table:table-cell>
          <table:table-cell office:value-type="float" office:value="0.46767686243200002" table:style-name="ce1">
            <text:p>0,467676862</text:p>
          </table:table-cell>
          <table:table-cell office:value-type="float" office:value="0.96787359573300003" table:style-name="ce1">
            <text:p>0,967873596</text:p>
          </table:table-cell>
          <table:table-cell office:value-type="float" office:value="0.16540439513748101" table:style-name="ce1">
            <text:p>0,165404395</text:p>
          </table:table-cell>
          <table:table-cell office:value-type="float" office:value="8.6062810365800005E-2" table:style-name="ce1">
            <text:p>0,08606281</text:p>
          </table:table-cell>
          <table:table-cell office:value-type="float" office:value="0.92172089772499999" table:style-name="ce1">
            <text:p>0,921720898</text:p>
          </table:table-cell>
          <table:table-cell office:value-type="float" office:value="0.50416976625800003" table:style-name="ce1">
            <text:p>0,504169766</text:p>
          </table:table-cell>
          <table:table-cell office:value-type="float" office:value="0.95066359557900004" table:style-name="ce1">
            <text:p>0,950663596</text:p>
          </table:table-cell>
          <table:table-cell office:value-type="float" office:value="0.53763934700000005" table:style-name="ce1">
            <text:p>0,537639347</text:p>
          </table:table-cell>
          <table:table-cell office:value-type="float" office:value="0.52036692798799999" table:style-name="ce1">
            <text:p>0,520366928</text:p>
          </table:table-cell>
          <table:table-cell office:value-type="float" office:value="0.90504799999999996" table:style-name="ce1">
            <text:p>0,905048</text:p>
          </table:table-cell>
          <table:table-cell office:value-type="float" office:value="4.9336404421300002E-2" table:style-name="ce1">
            <text:p>0,049336404</text:p>
          </table:table-cell>
          <table:table-cell office:value-type="float" office:value="12877" table:style-name="ce1">
            <text:p>12877</text:p>
          </table:table-cell>
          <table:table-cell office:value-type="float" office:value="11074" table:style-name="ce1">
            <text:p>11074</text:p>
          </table:table-cell>
          <table:table-cell office:value-type="float" office:value="213385" table:style-name="ce1">
            <text:p>213385</text:p>
          </table:table-cell>
          <table:table-cell office:value-type="float" office:value="12664" table:style-name="ce1">
            <text:p>12664</text:p>
          </table:table-cell>
          <table:table-cell office:value-type="float" office:value="25541" table:style-name="ce1">
            <text:p>25541</text:p>
          </table:table-cell>
          <table:table-cell office:value-type="float" office:value="23951" table:style-name="ce1">
            <text:p>23951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15°</text:p>
          </table:table-cell>
          <table:table-cell office:value-type="string" table:style-name="ce1">
            <text:p>Background</text:p>
          </table:table-cell>
          <table:table-cell office:value-type="float" office:value="0.94730837188200001" table:style-name="ce1">
            <text:p>0,947308372</text:p>
          </table:table-cell>
          <table:table-cell office:value-type="float" office:value="0.89989161743099999" table:style-name="ce1">
            <text:p>0,899891617</text:p>
          </table:table-cell>
          <table:table-cell office:value-type="float" office:value="0.72741668091800005" table:style-name="ce1">
            <text:p>0,727416681</text:p>
          </table:table-cell>
          <table:table-cell office:value-type="float" office:value="0.90533448446200004" table:style-name="ce1">
            <text:p>0,905334484</text:p>
          </table:table-cell>
          <table:table-cell office:value-type="float" office:value="0.96556658034599996" table:style-name="ce1">
            <text:p>0,96556658</text:p>
          </table:table-cell>
          <table:table-cell office:value-type="float" office:value="6.7914841320699999" table:style-name="ce1">
            <text:p>6,791484132</text:p>
          </table:table-cell>
          <table:table-cell office:value-type="float" office:value="0.46767686243200002" table:style-name="ce1">
            <text:p>0,467676862</text:p>
          </table:table-cell>
          <table:table-cell office:value-type="float" office:value="0.99647065090999998" table:style-name="ce1">
            <text:p>0,996470651</text:p>
          </table:table-cell>
          <table:table-cell office:value-type="float" office:value="7.3367680926659101E-3" table:style-name="ce1">
            <text:p>0,007336768</text:p>
          </table:table-cell>
          <table:table-cell office:value-type="float" office:value="8.6062810365800005E-2" table:style-name="ce1">
            <text:p>0,08606281</text:p>
          </table:table-cell>
          <table:table-cell office:value-type="float" office:value="5.5622466433900002E-2" table:style-name="ce1">
            <text:p>0,055622466</text:p>
          </table:table-cell>
          <table:table-cell office:value-type="float" office:value="0.95066359557900004" table:style-name="ce1">
            <text:p>0,950663596</text:p>
          </table:table-cell>
          <table:table-cell office:value-type="float" office:value="0.50416976625800003" table:style-name="ce1">
            <text:p>0,504169766</text:p>
          </table:table-cell>
          <table:table-cell office:value-type="float" office:value="0.94397674840400003" table:style-name="ce1">
            <text:p>0,943976748</text:p>
          </table:table-cell>
          <table:table-cell office:value-type="float" office:value="0.94730837188200001" table:style-name="ce1">
            <text:p>0,947308372</text:p>
          </table:table-cell>
          <table:table-cell office:value-type="float" office:value="0.90504799999999996" table:style-name="ce1">
            <text:p>0,905048</text:p>
          </table:table-cell>
          <table:table-cell office:value-type="float" office:value="0.49583023374200003" table:style-name="ce1">
            <text:p>0,495830234</text:p>
          </table:table-cell>
          <table:table-cell office:value-type="float" office:value="213385" table:style-name="ce1">
            <text:p>213385</text:p>
          </table:table-cell>
          <table:table-cell office:value-type="float" office:value="12664" table:style-name="ce1">
            <text:p>12664</text:p>
          </table:table-cell>
          <table:table-cell office:value-type="float" office:value="12877" table:style-name="ce1">
            <text:p>12877</text:p>
          </table:table-cell>
          <table:table-cell office:value-type="float" office:value="11074" table:style-name="ce1">
            <text:p>11074</text:p>
          </table:table-cell>
          <table:table-cell office:value-type="float" office:value="224459" table:style-name="ce1">
            <text:p>224459</text:p>
          </table:table-cell>
          <table:table-cell office:value-type="float" office:value="226049" table:style-name="ce1">
            <text:p>226049</text:p>
          </table:table-cell>
          <table:table-cell table:number-columns-repeated="1635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able:cell-range-source table:name="results3" table:last-column-spanned="25" table:last-row-spanned="3" xlink:href="C:\Users\Simu\PycharmProjects\MIALab\mialab\evaluation\mia-result\results.csv"/>
            <text:p>ID</text:p>
          </table:table-cell>
          <table:table-cell office:value-type="string" table:style-name="ce1">
            <text:p>LABEL</text:p>
          </table:table-cell>
          <table:table-cell office:value-type="string" table:style-name="ce1">
            <text:p>DICE</text:p>
          </table:table-cell>
          <table:table-cell office:value-type="string" table:style-name="ce1">
            <text:p>JACRD</text:p>
          </table:table-cell>
          <table:table-cell office:value-type="string" table:style-name="ce1">
            <text:p>AUC</text:p>
          </table:table-cell>
          <table:table-cell office:value-type="string" table:style-name="ce1">
            <text:p>KAPPA</text:p>
          </table:table-cell>
          <table:table-cell office:value-type="string" table:style-name="ce1">
            <text:p>RNDIND</text:p>
          </table:table-cell>
          <table:table-cell office:value-type="string" table:style-name="ce1">
            <text:p>ADJRIND</text:p>
          </table:table-cell>
          <table:table-cell office:value-type="string" table:style-name="ce1">
            <text:p>ICCORR</text:p>
          </table:table-cell>
          <table:table-cell office:value-type="string" table:style-name="ce1">
            <text:p>VOLSMTY</text:p>
          </table:table-cell>
          <table:table-cell office:value-type="string" table:style-name="ce1">
            <text:p>MAHLNBS</text:p>
          </table:table-cell>
          <table:table-cell office:value-type="string" table:style-name="ce1">
            <text:p>GCOERR</text:p>
          </table:table-cell>
          <table:table-cell office:value-type="string" table:style-name="ce1">
            <text:p>PROBDST</text:p>
          </table:table-cell>
          <table:table-cell office:value-type="string" table:style-name="ce1">
            <text:p>SNSVTY</text:p>
          </table:table-cell>
          <table:table-cell office:value-type="string" table:style-name="ce1">
            <text:p>SPCFTY</text:p>
          </table:table-cell>
          <table:table-cell office:value-type="string" table:style-name="ce1">
            <text:p>PRCISON</text:p>
          </table:table-cell>
          <table:table-cell office:value-type="string" table:style-name="ce1">
            <text:p>FMEASR</text:p>
          </table:table-cell>
          <table:table-cell office:value-type="string" table:style-name="ce1">
            <text:p>ACURCY</text:p>
          </table:table-cell>
          <table:table-cell office:value-type="string" table:style-name="ce1">
            <text:p>FALLOUT</text:p>
          </table:table-cell>
          <table:table-cell office:value-type="string" table:style-name="ce1">
            <text:p>TP</text:p>
          </table:table-cell>
          <table:table-cell office:value-type="string" table:style-name="ce1">
            <text:p>FP</text:p>
          </table:table-cell>
          <table:table-cell office:value-type="string" table:style-name="ce1">
            <text:p>TN</text:p>
          </table:table-cell>
          <table:table-cell office:value-type="string" table:style-name="ce1">
            <text:p>FN</text:p>
          </table:table-cell>
          <table:table-cell office:value-type="string" table:style-name="ce1">
            <text:p>LBLVOL</text:p>
          </table:table-cell>
          <table:table-cell office:value-type="string" table:style-name="ce1">
            <text:p>PRDVOL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Patient1</text:p>
          </table:table-cell>
          <table:table-cell office:value-type="string" table:style-name="ce1">
            <text:p>Structure</text:p>
          </table:table-cell>
          <table:table-cell office:value-type="float" office:value="0.67047479778800001" table:style-name="ce1">
            <text:p>0,670474798</text:p>
          </table:table-cell>
          <table:table-cell office:value-type="float" office:value="0.50429641850600004" table:style-name="ce1">
            <text:p>0,504296419</text:p>
          </table:table-cell>
          <table:table-cell office:value-type="float" office:value="0.85006905026400004" table:style-name="ce1">
            <text:p>0,85006905</text:p>
          </table:table-cell>
          <table:table-cell office:value-type="float" office:value="0.94140440526000002" table:style-name="ce1">
            <text:p>0,941404405</text:p>
          </table:table-cell>
          <table:table-cell office:value-type="float" office:value="1.0287188790399999" table:style-name="ce1">
            <text:p>1,028718879</text:p>
          </table:table-cell>
          <table:table-cell office:value-type="float" office:value="1.9147995208999999" table:style-name="ce1">
            <text:p>1,914799521</text:p>
          </table:table-cell>
          <table:table-cell office:value-type="float" office:value="0.63886500993200002" table:style-name="ce1">
            <text:p>0,63886501</text:p>
          </table:table-cell>
          <table:table-cell office:value-type="float" office:value="0.90549741808700002" table:style-name="ce1">
            <text:p>0,905497418</text:p>
          </table:table-cell>
          <table:table-cell office:value-type="float" office:value="9.0533678838840906E-2" table:style-name="ce1">
            <text:p>0,090533679</text:p>
          </table:table-cell>
          <table:table-cell office:value-type="float" office:value="2.4527978370400001E-2" table:style-name="ce1">
            <text:p>0,024527978</text:p>
          </table:table-cell>
          <table:table-cell office:value-type="float" office:value="0.49148037077399997" table:style-name="ce1">
            <text:p>0,491480371</text:p>
          </table:table-cell>
          <table:table-cell office:value-type="float" office:value="0.74044915468100003" table:style-name="ce1">
            <text:p>0,740449155</text:p>
          </table:table-cell>
          <table:table-cell office:value-type="float" office:value="0.95968894584800002" table:style-name="ce1">
            <text:p>0,959688946</text:p>
          </table:table-cell>
          <table:table-cell office:value-type="float" office:value="0.61258402571899995" table:style-name="ce1">
            <text:p>0,612584026</text:p>
          </table:table-cell>
          <table:table-cell office:value-type="float" office:value="0.67047479778800001" table:style-name="ce1">
            <text:p>0,670474798</text:p>
          </table:table-cell>
          <table:table-cell office:value-type="float" office:value="0.94231200000000004" table:style-name="ce1">
            <text:p>0,942312</text:p>
          </table:table-cell>
          <table:table-cell office:value-type="float" office:value="4.0311054152099998E-2" table:style-name="ce1">
            <text:p>0,040311054</text:p>
          </table:table-cell>
          <table:table-cell office:value-type="float" office:value="14672" table:style-name="ce1">
            <text:p>14672</text:p>
          </table:table-cell>
          <table:table-cell office:value-type="float" office:value="9279" table:style-name="ce1">
            <text:p>9279</text:p>
          </table:table-cell>
          <table:table-cell office:value-type="float" office:value="220906" table:style-name="ce1">
            <text:p>220906</text:p>
          </table:table-cell>
          <table:table-cell office:value-type="float" office:value="5143" table:style-name="ce1">
            <text:p>5143</text:p>
          </table:table-cell>
          <table:table-cell office:value-type="float" office:value="19815" table:style-name="ce1">
            <text:p>19815</text:p>
          </table:table-cell>
          <table:table-cell office:value-type="float" office:value="23951" table:style-name="ce1">
            <text:p>23951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dscl10</text:p>
          </table:table-cell>
          <table:table-cell office:value-type="string" table:style-name="ce1">
            <text:p>Background</text:p>
          </table:table-cell>
          <table:table-cell office:value-type="float" office:value="0.96838902843700003" table:style-name="ce1">
            <text:p>0,968389028</text:p>
          </table:table-cell>
          <table:table-cell office:value-type="float" office:value="0.93871532499300003" table:style-name="ce1">
            <text:p>0,938715325</text:p>
          </table:table-cell>
          <table:table-cell office:value-type="float" office:value="0.85006905026400004" table:style-name="ce1">
            <text:p>0,85006905</text:p>
          </table:table-cell>
          <table:table-cell office:value-type="float" office:value="0.94140440526000002" table:style-name="ce1">
            <text:p>0,941404405</text:p>
          </table:table-cell>
          <table:table-cell office:value-type="float" office:value="1.0287188790399999" table:style-name="ce1">
            <text:p>1,028718879</text:p>
          </table:table-cell>
          <table:table-cell office:value-type="float" office:value="1.9147995208999999" table:style-name="ce1">
            <text:p>1,914799521</text:p>
          </table:table-cell>
          <table:table-cell office:value-type="float" office:value="0.63886500993200002" table:style-name="ce1">
            <text:p>0,63886501</text:p>
          </table:table-cell>
          <table:table-cell office:value-type="float" office:value="0.99093447660599998" table:style-name="ce1">
            <text:p>0,990934477</text:p>
          </table:table-cell>
          <table:table-cell office:value-type="float" office:value="6.9590801487998304E-3" table:style-name="ce1">
            <text:p>0,00695908</text:p>
          </table:table-cell>
          <table:table-cell office:value-type="float" office:value="2.4527978370400001E-2" table:style-name="ce1">
            <text:p>0,024527978</text:p>
          </table:table-cell>
          <table:table-cell office:value-type="float" office:value="3.2642843562399999E-2" table:style-name="ce1">
            <text:p>0,032642844</text:p>
          </table:table-cell>
          <table:table-cell office:value-type="float" office:value="0.95968894584800002" table:style-name="ce1">
            <text:p>0,959688946</text:p>
          </table:table-cell>
          <table:table-cell office:value-type="float" office:value="0.74044915468100003" table:style-name="ce1">
            <text:p>0,740449155</text:p>
          </table:table-cell>
          <table:table-cell office:value-type="float" office:value="0.97724829572299998" table:style-name="ce1">
            <text:p>0,977248296</text:p>
          </table:table-cell>
          <table:table-cell office:value-type="float" office:value="0.96838902843700003" table:style-name="ce1">
            <text:p>0,968389028</text:p>
          </table:table-cell>
          <table:table-cell office:value-type="float" office:value="0.94231200000000004" table:style-name="ce1">
            <text:p>0,942312</text:p>
          </table:table-cell>
          <table:table-cell office:value-type="float" office:value="0.25955084531900002" table:style-name="ce1">
            <text:p>0,259550845</text:p>
          </table:table-cell>
          <table:table-cell office:value-type="float" office:value="220906" table:style-name="ce1">
            <text:p>220906</text:p>
          </table:table-cell>
          <table:table-cell office:value-type="float" office:value="5143" table:style-name="ce1">
            <text:p>5143</text:p>
          </table:table-cell>
          <table:table-cell office:value-type="float" office:value="14672" table:style-name="ce1">
            <text:p>14672</text:p>
          </table:table-cell>
          <table:table-cell office:value-type="float" office:value="9279" table:style-name="ce1">
            <text:p>9279</text:p>
          </table:table-cell>
          <table:table-cell office:value-type="float" office:value="230185" table:style-name="ce1">
            <text:p>230185</text:p>
          </table:table-cell>
          <table:table-cell office:value-type="float" office:value="226049" table:style-name="ce1">
            <text:p>226049</text:p>
          </table:table-cell>
          <table:table-cell table:number-columns-repeated="1635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able:cell-range-source table:name="results4" table:last-column-spanned="25" table:last-row-spanned="3" xlink:href="C:\Users\Simu\PycharmProjects\MIALab\mialab\evaluation\mia-result\results.csv"/>
            <text:p>ID</text:p>
          </table:table-cell>
          <table:table-cell office:value-type="string" table:style-name="ce1">
            <text:p>LABEL</text:p>
          </table:table-cell>
          <table:table-cell office:value-type="string" table:style-name="ce1">
            <text:p>DICE</text:p>
          </table:table-cell>
          <table:table-cell office:value-type="string" table:style-name="ce1">
            <text:p>JACRD</text:p>
          </table:table-cell>
          <table:table-cell office:value-type="string" table:style-name="ce1">
            <text:p>AUC</text:p>
          </table:table-cell>
          <table:table-cell office:value-type="string" table:style-name="ce1">
            <text:p>KAPPA</text:p>
          </table:table-cell>
          <table:table-cell office:value-type="string" table:style-name="ce1">
            <text:p>RNDIND</text:p>
          </table:table-cell>
          <table:table-cell office:value-type="string" table:style-name="ce1">
            <text:p>ADJRIND</text:p>
          </table:table-cell>
          <table:table-cell office:value-type="string" table:style-name="ce1">
            <text:p>ICCORR</text:p>
          </table:table-cell>
          <table:table-cell office:value-type="string" table:style-name="ce1">
            <text:p>VOLSMTY</text:p>
          </table:table-cell>
          <table:table-cell office:value-type="string" table:style-name="ce1">
            <text:p>MAHLNBS</text:p>
          </table:table-cell>
          <table:table-cell office:value-type="string" table:style-name="ce1">
            <text:p>GCOERR</text:p>
          </table:table-cell>
          <table:table-cell office:value-type="string" table:style-name="ce1">
            <text:p>PROBDST</text:p>
          </table:table-cell>
          <table:table-cell office:value-type="string" table:style-name="ce1">
            <text:p>SNSVTY</text:p>
          </table:table-cell>
          <table:table-cell office:value-type="string" table:style-name="ce1">
            <text:p>SPCFTY</text:p>
          </table:table-cell>
          <table:table-cell office:value-type="string" table:style-name="ce1">
            <text:p>PRCISON</text:p>
          </table:table-cell>
          <table:table-cell office:value-type="string" table:style-name="ce1">
            <text:p>FMEASR</text:p>
          </table:table-cell>
          <table:table-cell office:value-type="string" table:style-name="ce1">
            <text:p>ACURCY</text:p>
          </table:table-cell>
          <table:table-cell office:value-type="string" table:style-name="ce1">
            <text:p>FALLOUT</text:p>
          </table:table-cell>
          <table:table-cell office:value-type="string" table:style-name="ce1">
            <text:p>TP</text:p>
          </table:table-cell>
          <table:table-cell office:value-type="string" table:style-name="ce1">
            <text:p>FP</text:p>
          </table:table-cell>
          <table:table-cell office:value-type="string" table:style-name="ce1">
            <text:p>TN</text:p>
          </table:table-cell>
          <table:table-cell office:value-type="string" table:style-name="ce1">
            <text:p>FN</text:p>
          </table:table-cell>
          <table:table-cell office:value-type="string" table:style-name="ce1">
            <text:p>LBLVOL</text:p>
          </table:table-cell>
          <table:table-cell office:value-type="string" table:style-name="ce1">
            <text:p>PRDVOL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Patient1</text:p>
          </table:table-cell>
          <table:table-cell office:value-type="string" table:style-name="ce1">
            <text:p>Structure</text:p>
          </table:table-cell>
          <table:table-cell office:value-type="float" office:value="0.46513023046500002" table:style-name="ce1">
            <text:p>0,46513023</text:p>
          </table:table-cell>
          <table:table-cell office:value-type="float" office:value="0.30304214709100002" table:style-name="ce1">
            <text:p>0,303042147</text:p>
          </table:table-cell>
          <table:table-cell office:value-type="float" office:value="0.75844960431499997" table:style-name="ce1">
            <text:p>0,758449604</text:p>
          </table:table-cell>
          <table:table-cell office:value-type="float" office:value="0.91197432376700005" table:style-name="ce1">
            <text:p>0,911974324</text:p>
          </table:table-cell>
          <table:table-cell office:value-type="float" office:value="1.04962660964" table:style-name="ce1">
            <text:p>1,04962661</text:p>
          </table:table-cell>
          <table:table-cell office:value-type="float" office:value="-3.3606594488999999" table:style-name="ce1">
            <text:p>-3,360659449</text:p>
          </table:table-cell>
          <table:table-cell office:value-type="float" office:value="0.41861388193400001" table:style-name="ce1">
            <text:p>0,418613882</text:p>
          </table:table-cell>
          <table:table-cell office:value-type="float" office:value="0.80262960555899998" table:style-name="ce1">
            <text:p>0,802629606</text:p>
          </table:table-cell>
          <table:table-cell office:value-type="float" office:value="0.12446811182508299" table:style-name="ce1">
            <text:p>0,124468112</text:p>
          </table:table-cell>
          <table:table-cell office:value-type="float" office:value="9.2899022964299995E-3" table:style-name="ce1">
            <text:p>0,009289902</text:p>
          </table:table-cell>
          <table:table-cell office:value-type="float" office:value="1.1499355116100001" table:style-name="ce1">
            <text:p>1,149935512</text:p>
          </table:table-cell>
          <table:table-cell office:value-type="float" office:value="0.57950794145100004" table:style-name="ce1">
            <text:p>0,579507941</text:p>
          </table:table-cell>
          <table:table-cell office:value-type="float" office:value="0.93739126717800003" table:style-name="ce1">
            <text:p>0,937391267</text:p>
          </table:table-cell>
          <table:table-cell office:value-type="float" office:value="0.38845977203499998" table:style-name="ce1">
            <text:p>0,388459772</text:p>
          </table:table-cell>
          <table:table-cell office:value-type="float" office:value="0.46513023046500002" table:style-name="ce1">
            <text:p>0,46513023</text:p>
          </table:table-cell>
          <table:table-cell office:value-type="float" office:value="0.914408" table:style-name="ce1">
            <text:p>0,914408</text:p>
          </table:table-cell>
          <table:table-cell office:value-type="float" office:value="6.2608732821800003E-2" table:style-name="ce1">
            <text:p>0,062608733</text:p>
          </table:table-cell>
          <table:table-cell office:value-type="float" office:value="9304" table:style-name="ce1">
            <text:p>9304</text:p>
          </table:table-cell>
          <table:table-cell office:value-type="float" office:value="14647" table:style-name="ce1">
            <text:p>14647</text:p>
          </table:table-cell>
          <table:table-cell office:value-type="float" office:value="219298" table:style-name="ce1">
            <text:p>219298</text:p>
          </table:table-cell>
          <table:table-cell office:value-type="float" office:value="6751" table:style-name="ce1">
            <text:p>6751</text:p>
          </table:table-cell>
          <table:table-cell office:value-type="float" office:value="16055" table:style-name="ce1">
            <text:p>16055</text:p>
          </table:table-cell>
          <table:table-cell office:value-type="float" office:value="23951" table:style-name="ce1">
            <text:p>23951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dscl20</text:p>
          </table:table-cell>
          <table:table-cell office:value-type="string" table:style-name="ce1">
            <text:p>Background</text:p>
          </table:table-cell>
          <table:table-cell office:value-type="float" office:value="0.95348200193900001" table:style-name="ce1">
            <text:p>0,953482002</text:p>
          </table:table-cell>
          <table:table-cell office:value-type="float" office:value="0.91109947818000003" table:style-name="ce1">
            <text:p>0,911099478</text:p>
          </table:table-cell>
          <table:table-cell office:value-type="float" office:value="0.75844960431499997" table:style-name="ce1">
            <text:p>0,758449604</text:p>
          </table:table-cell>
          <table:table-cell office:value-type="float" office:value="0.91197432376700005" table:style-name="ce1">
            <text:p>0,911974324</text:p>
          </table:table-cell>
          <table:table-cell office:value-type="float" office:value="1.04962660964" table:style-name="ce1">
            <text:p>1,04962661</text:p>
          </table:table-cell>
          <table:table-cell office:value-type="float" office:value="-3.3606594488999999" table:style-name="ce1">
            <text:p>-3,360659449</text:p>
          </table:table-cell>
          <table:table-cell office:value-type="float" office:value="0.41861388193400001" table:style-name="ce1">
            <text:p>0,418613882</text:p>
          </table:table-cell>
          <table:table-cell office:value-type="float" office:value="0.98283455871199998" table:style-name="ce1">
            <text:p>0,982834559</text:p>
          </table:table-cell>
          <table:table-cell office:value-type="float" office:value="1.0996237740710801E-2" table:style-name="ce1">
            <text:p>0,010996238</text:p>
          </table:table-cell>
          <table:table-cell office:value-type="float" office:value="9.2899022964299995E-3" table:style-name="ce1">
            <text:p>0,009289902</text:p>
          </table:table-cell>
          <table:table-cell office:value-type="float" office:value="4.8787494642000002E-2" table:style-name="ce1">
            <text:p>0,048787495</text:p>
          </table:table-cell>
          <table:table-cell office:value-type="float" office:value="0.93739126717800003" table:style-name="ce1">
            <text:p>0,937391267</text:p>
          </table:table-cell>
          <table:table-cell office:value-type="float" office:value="0.57950794145100004" table:style-name="ce1">
            <text:p>0,579507941</text:p>
          </table:table-cell>
          <table:table-cell office:value-type="float" office:value="0.97013479378400003" table:style-name="ce1">
            <text:p>0,970134794</text:p>
          </table:table-cell>
          <table:table-cell office:value-type="float" office:value="0.95348200193900001" table:style-name="ce1">
            <text:p>0,953482002</text:p>
          </table:table-cell>
          <table:table-cell office:value-type="float" office:value="0.914408" table:style-name="ce1">
            <text:p>0,914408</text:p>
          </table:table-cell>
          <table:table-cell office:value-type="float" office:value="0.42049205854900001" table:style-name="ce1">
            <text:p>0,420492059</text:p>
          </table:table-cell>
          <table:table-cell office:value-type="float" office:value="219298" table:style-name="ce1">
            <text:p>219298</text:p>
          </table:table-cell>
          <table:table-cell office:value-type="float" office:value="6751" table:style-name="ce1">
            <text:p>6751</text:p>
          </table:table-cell>
          <table:table-cell office:value-type="float" office:value="9304" table:style-name="ce1">
            <text:p>9304</text:p>
          </table:table-cell>
          <table:table-cell office:value-type="float" office:value="14647" table:style-name="ce1">
            <text:p>14647</text:p>
          </table:table-cell>
          <table:table-cell office:value-type="float" office:value="233945" table:style-name="ce1">
            <text:p>233945</text:p>
          </table:table-cell>
          <table:table-cell office:value-type="float" office:value="226049" table:style-name="ce1">
            <text:p>226049</text:p>
          </table:table-cell>
          <table:table-cell table:number-columns-repeated="1635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able:cell-range-source table:name="results5" table:last-column-spanned="25" table:last-row-spanned="3" xlink:href="C:\Users\Simu\PycharmProjects\MIALab\mialab\evaluation\mia-result\results.csv"/>
            <text:p>ID</text:p>
          </table:table-cell>
          <table:table-cell office:value-type="string" table:style-name="ce1">
            <text:p>LABEL</text:p>
          </table:table-cell>
          <table:table-cell office:value-type="string" table:style-name="ce1">
            <text:p>DICE</text:p>
          </table:table-cell>
          <table:table-cell office:value-type="string" table:style-name="ce1">
            <text:p>JACRD</text:p>
          </table:table-cell>
          <table:table-cell office:value-type="string" table:style-name="ce1">
            <text:p>AUC</text:p>
          </table:table-cell>
          <table:table-cell office:value-type="string" table:style-name="ce1">
            <text:p>KAPPA</text:p>
          </table:table-cell>
          <table:table-cell office:value-type="string" table:style-name="ce1">
            <text:p>RNDIND</text:p>
          </table:table-cell>
          <table:table-cell office:value-type="string" table:style-name="ce1">
            <text:p>ADJRIND</text:p>
          </table:table-cell>
          <table:table-cell office:value-type="string" table:style-name="ce1">
            <text:p>ICCORR</text:p>
          </table:table-cell>
          <table:table-cell office:value-type="string" table:style-name="ce1">
            <text:p>VOLSMTY</text:p>
          </table:table-cell>
          <table:table-cell office:value-type="string" table:style-name="ce1">
            <text:p>MAHLNBS</text:p>
          </table:table-cell>
          <table:table-cell office:value-type="string" table:style-name="ce1">
            <text:p>GCOERR</text:p>
          </table:table-cell>
          <table:table-cell office:value-type="string" table:style-name="ce1">
            <text:p>PROBDST</text:p>
          </table:table-cell>
          <table:table-cell office:value-type="string" table:style-name="ce1">
            <text:p>SNSVTY</text:p>
          </table:table-cell>
          <table:table-cell office:value-type="string" table:style-name="ce1">
            <text:p>SPCFTY</text:p>
          </table:table-cell>
          <table:table-cell office:value-type="string" table:style-name="ce1">
            <text:p>PRCISON</text:p>
          </table:table-cell>
          <table:table-cell office:value-type="string" table:style-name="ce1">
            <text:p>FMEASR</text:p>
          </table:table-cell>
          <table:table-cell office:value-type="string" table:style-name="ce1">
            <text:p>ACURCY</text:p>
          </table:table-cell>
          <table:table-cell office:value-type="string" table:style-name="ce1">
            <text:p>FALLOUT</text:p>
          </table:table-cell>
          <table:table-cell office:value-type="string" table:style-name="ce1">
            <text:p>TP</text:p>
          </table:table-cell>
          <table:table-cell office:value-type="string" table:style-name="ce1">
            <text:p>FP</text:p>
          </table:table-cell>
          <table:table-cell office:value-type="string" table:style-name="ce1">
            <text:p>TN</text:p>
          </table:table-cell>
          <table:table-cell office:value-type="string" table:style-name="ce1">
            <text:p>FN</text:p>
          </table:table-cell>
          <table:table-cell office:value-type="string" table:style-name="ce1">
            <text:p>LBLVOL</text:p>
          </table:table-cell>
          <table:table-cell office:value-type="string" table:style-name="ce1">
            <text:p>PRDVOL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Patient1</text:p>
          </table:table-cell>
          <table:table-cell office:value-type="string" table:style-name="ce1">
            <text:p>Structure</text:p>
          </table:table-cell>
          <table:table-cell office:value-type="float" office:value="0.377258094554" table:style-name="ce1">
            <text:p>0,377258095</text:p>
          </table:table-cell>
          <table:table-cell office:value-type="float" office:value="0.23248188346400001" table:style-name="ce1">
            <text:p>0,232481883</text:p>
          </table:table-cell>
          <table:table-cell office:value-type="float" office:value="0.72430615416900002" table:style-name="ce1">
            <text:p>0,724306154</text:p>
          </table:table-cell>
          <table:table-cell office:value-type="float" office:value="0.90938496187200002" table:style-name="ce1">
            <text:p>0,909384962</text:p>
          </table:table-cell>
          <table:table-cell office:value-type="float" office:value="1.03643498072" table:style-name="ce1">
            <text:p>1,036434981</text:p>
          </table:table-cell>
          <table:table-cell office:value-type="float" office:value="7.5048360244000003" table:style-name="ce1">
            <text:p>7,504836024</text:p>
          </table:table-cell>
          <table:table-cell office:value-type="float" office:value="0.32664062954899997" table:style-name="ce1">
            <text:p>0,32664063</text:p>
          </table:table-cell>
          <table:table-cell office:value-type="float" office:value="0.725570010908" table:style-name="ce1">
            <text:p>0,725570011</text:p>
          </table:table-cell>
          <table:table-cell office:value-type="float" office:value="0.168697195285748" table:style-name="ce1">
            <text:p>0,168697195</text:p>
          </table:table-cell>
          <table:table-cell office:value-type="float" office:value="2.45072868879E-2" table:style-name="ce1">
            <text:p>0,024507287</text:p>
          </table:table-cell>
          <table:table-cell office:value-type="float" office:value="1.65070521862" table:style-name="ce1">
            <text:p>1,650705219</text:p>
          </table:table-cell>
          <table:table-cell office:value-type="float" office:value="0.519947198592" table:style-name="ce1">
            <text:p>0,519947199</text:p>
          </table:table-cell>
          <table:table-cell office:value-type="float" office:value="0.92866510974600003" table:style-name="ce1">
            <text:p>0,92866511</text:p>
          </table:table-cell>
          <table:table-cell office:value-type="float" office:value="0.29602104296300003" table:style-name="ce1">
            <text:p>0,296021043</text:p>
          </table:table-cell>
          <table:table-cell office:value-type="float" office:value="0.377258094554" table:style-name="ce1">
            <text:p>0,377258095</text:p>
          </table:table-cell>
          <table:table-cell office:value-type="float" office:value="0.90637199999999996" table:style-name="ce1">
            <text:p>0,906372</text:p>
          </table:table-cell>
          <table:table-cell office:value-type="float" office:value="7.1334890254E-2" table:style-name="ce1">
            <text:p>0,07133489</text:p>
          </table:table-cell>
          <table:table-cell office:value-type="float" office:value="7090" table:style-name="ce1">
            <text:p>7090</text:p>
          </table:table-cell>
          <table:table-cell office:value-type="float" office:value="16861" table:style-name="ce1">
            <text:p>16861</text:p>
          </table:table-cell>
          <table:table-cell office:value-type="float" office:value="219503" table:style-name="ce1">
            <text:p>219503</text:p>
          </table:table-cell>
          <table:table-cell office:value-type="float" office:value="6546" table:style-name="ce1">
            <text:p>6546</text:p>
          </table:table-cell>
          <table:table-cell office:value-type="float" office:value="13636" table:style-name="ce1">
            <text:p>13636</text:p>
          </table:table-cell>
          <table:table-cell office:value-type="float" office:value="23951" table:style-name="ce1">
            <text:p>23951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dscl30</text:p>
          </table:table-cell>
          <table:table-cell office:value-type="string" table:style-name="ce1">
            <text:p>Background</text:p>
          </table:table-cell>
          <table:table-cell office:value-type="float" office:value="0.94938074837899999" table:style-name="ce1">
            <text:p>0,949380748</text:p>
          </table:table-cell>
          <table:table-cell office:value-type="float" office:value="0.90363920793700003" table:style-name="ce1">
            <text:p>0,903639208</text:p>
          </table:table-cell>
          <table:table-cell office:value-type="float" office:value="0.72430615416900002" table:style-name="ce1">
            <text:p>0,724306154</text:p>
          </table:table-cell>
          <table:table-cell office:value-type="float" office:value="0.90938496187200002" table:style-name="ce1">
            <text:p>0,909384962</text:p>
          </table:table-cell>
          <table:table-cell office:value-type="float" office:value="1.03643498072" table:style-name="ce1">
            <text:p>1,036434981</text:p>
          </table:table-cell>
          <table:table-cell office:value-type="float" office:value="7.5048360244000003" table:style-name="ce1">
            <text:p>7,504836024</text:p>
          </table:table-cell>
          <table:table-cell office:value-type="float" office:value="0.32664062954899997" table:style-name="ce1">
            <text:p>0,32664063</text:p>
          </table:table-cell>
          <table:table-cell office:value-type="float" office:value="0.97769310118899999" table:style-name="ce1">
            <text:p>0,977693101</text:p>
          </table:table-cell>
          <table:table-cell office:value-type="float" office:value="1.35122232109335E-2" table:style-name="ce1">
            <text:p>0,013512223</text:p>
          </table:table-cell>
          <table:table-cell office:value-type="float" office:value="2.45072868879E-2" table:style-name="ce1">
            <text:p>0,024507287</text:p>
          </table:table-cell>
          <table:table-cell office:value-type="float" office:value="5.3318177883700003E-2" table:style-name="ce1">
            <text:p>0,053318178</text:p>
          </table:table-cell>
          <table:table-cell office:value-type="float" office:value="0.92866510974600003" table:style-name="ce1">
            <text:p>0,92866511</text:p>
          </table:table-cell>
          <table:table-cell office:value-type="float" office:value="0.519947198592" table:style-name="ce1">
            <text:p>0,519947199</text:p>
          </table:table-cell>
          <table:table-cell office:value-type="float" office:value="0.97104167680499998" table:style-name="ce1">
            <text:p>0,971041677</text:p>
          </table:table-cell>
          <table:table-cell office:value-type="float" office:value="0.94938074837899999" table:style-name="ce1">
            <text:p>0,949380748</text:p>
          </table:table-cell>
          <table:table-cell office:value-type="float" office:value="0.90637199999999996" table:style-name="ce1">
            <text:p>0,906372</text:p>
          </table:table-cell>
          <table:table-cell office:value-type="float" office:value="0.480052801408" table:style-name="ce1">
            <text:p>0,480052801</text:p>
          </table:table-cell>
          <table:table-cell office:value-type="float" office:value="219503" table:style-name="ce1">
            <text:p>219503</text:p>
          </table:table-cell>
          <table:table-cell office:value-type="float" office:value="6546" table:style-name="ce1">
            <text:p>6546</text:p>
          </table:table-cell>
          <table:table-cell office:value-type="float" office:value="7090" table:style-name="ce1">
            <text:p>7090</text:p>
          </table:table-cell>
          <table:table-cell office:value-type="float" office:value="16861" table:style-name="ce1">
            <text:p>16861</text:p>
          </table:table-cell>
          <table:table-cell office:value-type="float" office:value="236364" table:style-name="ce1">
            <text:p>236364</text:p>
          </table:table-cell>
          <table:table-cell office:value-type="float" office:value="226049" table:style-name="ce1">
            <text:p>226049</text:p>
          </table:table-cell>
          <table:table-cell table:number-columns-repeated="1635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able:cell-range-source table:name="results6" table:last-column-spanned="25" table:last-row-spanned="3" xlink:href="C:\Users\Simu\PycharmProjects\MIALab\mialab\evaluation\mia-result\results.csv"/>
            <text:p>ID</text:p>
          </table:table-cell>
          <table:table-cell office:value-type="string" table:style-name="ce1">
            <text:p>LABEL</text:p>
          </table:table-cell>
          <table:table-cell office:value-type="string" table:style-name="ce1">
            <text:p>DICE</text:p>
          </table:table-cell>
          <table:table-cell office:value-type="string" table:style-name="ce1">
            <text:p>JACRD</text:p>
          </table:table-cell>
          <table:table-cell office:value-type="string" table:style-name="ce1">
            <text:p>AUC</text:p>
          </table:table-cell>
          <table:table-cell office:value-type="string" table:style-name="ce1">
            <text:p>KAPPA</text:p>
          </table:table-cell>
          <table:table-cell office:value-type="string" table:style-name="ce1">
            <text:p>RNDIND</text:p>
          </table:table-cell>
          <table:table-cell office:value-type="string" table:style-name="ce1">
            <text:p>ADJRIND</text:p>
          </table:table-cell>
          <table:table-cell office:value-type="string" table:style-name="ce1">
            <text:p>ICCORR</text:p>
          </table:table-cell>
          <table:table-cell office:value-type="string" table:style-name="ce1">
            <text:p>VOLSMTY</text:p>
          </table:table-cell>
          <table:table-cell office:value-type="string" table:style-name="ce1">
            <text:p>MAHLNBS</text:p>
          </table:table-cell>
          <table:table-cell office:value-type="string" table:style-name="ce1">
            <text:p>GCOERR</text:p>
          </table:table-cell>
          <table:table-cell office:value-type="string" table:style-name="ce1">
            <text:p>PROBDST</text:p>
          </table:table-cell>
          <table:table-cell office:value-type="string" table:style-name="ce1">
            <text:p>SNSVTY</text:p>
          </table:table-cell>
          <table:table-cell office:value-type="string" table:style-name="ce1">
            <text:p>SPCFTY</text:p>
          </table:table-cell>
          <table:table-cell office:value-type="string" table:style-name="ce1">
            <text:p>PRCISON</text:p>
          </table:table-cell>
          <table:table-cell office:value-type="string" table:style-name="ce1">
            <text:p>FMEASR</text:p>
          </table:table-cell>
          <table:table-cell office:value-type="string" table:style-name="ce1">
            <text:p>ACURCY</text:p>
          </table:table-cell>
          <table:table-cell office:value-type="string" table:style-name="ce1">
            <text:p>FALLOUT</text:p>
          </table:table-cell>
          <table:table-cell office:value-type="string" table:style-name="ce1">
            <text:p>TP</text:p>
          </table:table-cell>
          <table:table-cell office:value-type="string" table:style-name="ce1">
            <text:p>FP</text:p>
          </table:table-cell>
          <table:table-cell office:value-type="string" table:style-name="ce1">
            <text:p>TN</text:p>
          </table:table-cell>
          <table:table-cell office:value-type="string" table:style-name="ce1">
            <text:p>FN</text:p>
          </table:table-cell>
          <table:table-cell office:value-type="string" table:style-name="ce1">
            <text:p>LBLVOL</text:p>
          </table:table-cell>
          <table:table-cell office:value-type="string" table:style-name="ce1">
            <text:p>PRDVOL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Patient1</text:p>
          </table:table-cell>
          <table:table-cell office:value-type="string" table:style-name="ce1">
            <text:p>Structure</text:p>
          </table:table-cell>
          <table:table-cell office:value-type="float" office:value="0.26967644845700001" table:style-name="ce1">
            <text:p>0,269676448</text:p>
          </table:table-cell>
          <table:table-cell office:value-type="float" office:value="0.15585319185900001" table:style-name="ce1">
            <text:p>0,155853192</text:p>
          </table:table-cell>
          <table:table-cell office:value-type="float" office:value="0.70109322998199997" table:style-name="ce1">
            <text:p>0,70109323</text:p>
          </table:table-cell>
          <table:table-cell office:value-type="float" office:value="0.90476333520399999" table:style-name="ce1">
            <text:p>0,904763335</text:p>
          </table:table-cell>
          <table:table-cell office:value-type="float" office:value="1.02889423619" table:style-name="ce1">
            <text:p>1,028894236</text:p>
          </table:table-cell>
          <table:table-cell office:value-type="float" office:value="1.8306571866100001" table:style-name="ce1">
            <text:p>1,830657187</text:p>
          </table:table-cell>
          <table:table-cell office:value-type="float" office:value="0.21769399290700001" table:style-name="ce1">
            <text:p>0,217693993</text:p>
          </table:table-cell>
          <table:table-cell office:value-type="float" office:value="0.55825432656100005" table:style-name="ce1">
            <text:p>0,558254327</text:p>
          </table:table-cell>
          <table:table-cell office:value-type="float" office:value="0.22141649154305901" table:style-name="ce1">
            <text:p>0,221416492</text:p>
          </table:table-cell>
          <table:table-cell office:value-type="float" office:value="3.5173954085999999E-2" table:style-name="ce1">
            <text:p>0,035173954</text:p>
          </table:table-cell>
          <table:table-cell office:value-type="float" office:value="2.7081473214299998" table:style-name="ce1">
            <text:p>2,708147321</text:p>
          </table:table-cell>
          <table:table-cell office:value-type="float" office:value="0.48307095104600001" table:style-name="ce1">
            <text:p>0,483070951</text:p>
          </table:table-cell>
          <table:table-cell office:value-type="float" office:value="0.91911550891899996" table:style-name="ce1">
            <text:p>0,919115509</text:p>
          </table:table-cell>
          <table:table-cell office:value-type="float" office:value="0.187048557472" table:style-name="ce1">
            <text:p>0,187048557</text:p>
          </table:table-cell>
          <table:table-cell office:value-type="float" office:value="0.26967644845700001" table:style-name="ce1">
            <text:p>0,269676448</text:p>
          </table:table-cell>
          <table:table-cell office:value-type="float" office:value="0.90293999999999996" table:style-name="ce1">
            <text:p>0,90294</text:p>
          </table:table-cell>
          <table:table-cell office:value-type="float" office:value="8.0884491081100005E-2" table:style-name="ce1">
            <text:p>0,080884491</text:p>
          </table:table-cell>
          <table:table-cell office:value-type="float" office:value="4480" table:style-name="ce1">
            <text:p>4480</text:p>
          </table:table-cell>
          <table:table-cell office:value-type="float" office:value="19471" table:style-name="ce1">
            <text:p>19471</text:p>
          </table:table-cell>
          <table:table-cell office:value-type="float" office:value="221255" table:style-name="ce1">
            <text:p>221255</text:p>
          </table:table-cell>
          <table:table-cell office:value-type="float" office:value="4794" table:style-name="ce1">
            <text:p>4794</text:p>
          </table:table-cell>
          <table:table-cell office:value-type="float" office:value="9274" table:style-name="ce1">
            <text:p>9274</text:p>
          </table:table-cell>
          <table:table-cell office:value-type="float" office:value="23951" table:style-name="ce1">
            <text:p>23951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dscl40</text:p>
          </table:table-cell>
          <table:table-cell office:value-type="string" table:style-name="ce1">
            <text:p>Background</text:p>
          </table:table-cell>
          <table:table-cell office:value-type="float" office:value="0.94801563922700005" table:style-name="ce1">
            <text:p>0,948015639</text:p>
          </table:table-cell>
          <table:table-cell office:value-type="float" office:value="0.90116894753999999" table:style-name="ce1">
            <text:p>0,901168948</text:p>
          </table:table-cell>
          <table:table-cell office:value-type="float" office:value="0.70109322998199997" table:style-name="ce1">
            <text:p>0,70109323</text:p>
          </table:table-cell>
          <table:table-cell office:value-type="float" office:value="0.90476333520399999" table:style-name="ce1">
            <text:p>0,904763335</text:p>
          </table:table-cell>
          <table:table-cell office:value-type="float" office:value="1.02889423619" table:style-name="ce1">
            <text:p>1,028894236</text:p>
          </table:table-cell>
          <table:table-cell office:value-type="float" office:value="1.8306571866100001" table:style-name="ce1">
            <text:p>1,830657187</text:p>
          </table:table-cell>
          <table:table-cell office:value-type="float" office:value="0.21769399290700001" table:style-name="ce1">
            <text:p>0,217693993</text:p>
          </table:table-cell>
          <table:table-cell office:value-type="float" office:value="0.96855658507800002" table:style-name="ce1">
            <text:p>0,968556585</text:p>
          </table:table-cell>
          <table:table-cell office:value-type="float" office:value="1.7072934365433601E-2" table:style-name="ce1">
            <text:p>0,017072934</text:p>
          </table:table-cell>
          <table:table-cell office:value-type="float" office:value="3.5173954085999999E-2" table:style-name="ce1">
            <text:p>0,035173954</text:p>
          </table:table-cell>
          <table:table-cell office:value-type="float" office:value="5.4834918984899998E-2" table:style-name="ce1">
            <text:p>0,054834919</text:p>
          </table:table-cell>
          <table:table-cell office:value-type="float" office:value="0.91911550891899996" table:style-name="ce1">
            <text:p>0,919115509</text:p>
          </table:table-cell>
          <table:table-cell office:value-type="float" office:value="0.48307095104600001" table:style-name="ce1">
            <text:p>0,483070951</text:p>
          </table:table-cell>
          <table:table-cell office:value-type="float" office:value="0.97879220876899997" table:style-name="ce1">
            <text:p>0,978792209</text:p>
          </table:table-cell>
          <table:table-cell office:value-type="float" office:value="0.94801563922700005" table:style-name="ce1">
            <text:p>0,948015639</text:p>
          </table:table-cell>
          <table:table-cell office:value-type="float" office:value="0.90293999999999996" table:style-name="ce1">
            <text:p>0,90294</text:p>
          </table:table-cell>
          <table:table-cell office:value-type="float" office:value="0.51692904895400005" table:style-name="ce1">
            <text:p>0,516929049</text:p>
          </table:table-cell>
          <table:table-cell office:value-type="float" office:value="221255" table:style-name="ce1">
            <text:p>221255</text:p>
          </table:table-cell>
          <table:table-cell office:value-type="float" office:value="4794" table:style-name="ce1">
            <text:p>4794</text:p>
          </table:table-cell>
          <table:table-cell office:value-type="float" office:value="4480" table:style-name="ce1">
            <text:p>4480</text:p>
          </table:table-cell>
          <table:table-cell office:value-type="float" office:value="19471" table:style-name="ce1">
            <text:p>19471</text:p>
          </table:table-cell>
          <table:table-cell office:value-type="float" office:value="240726" table:style-name="ce1">
            <text:p>240726</text:p>
          </table:table-cell>
          <table:table-cell office:value-type="float" office:value="226049" table:style-name="ce1">
            <text:p>226049</text:p>
          </table:table-cell>
          <table:table-cell table:number-columns-repeated="1635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able:cell-range-source table:name="results7" table:last-column-spanned="25" table:last-row-spanned="3" xlink:href="C:\Users\Simu\PycharmProjects\MIALab\mialab\evaluation\mia-result\results.csv"/>
            <text:p>ID</text:p>
          </table:table-cell>
          <table:table-cell office:value-type="string" table:style-name="ce1">
            <text:p>LABEL</text:p>
          </table:table-cell>
          <table:table-cell office:value-type="string" table:style-name="ce1">
            <text:p>DICE</text:p>
          </table:table-cell>
          <table:table-cell office:value-type="string" table:style-name="ce1">
            <text:p>JACRD</text:p>
          </table:table-cell>
          <table:table-cell office:value-type="string" table:style-name="ce1">
            <text:p>AUC</text:p>
          </table:table-cell>
          <table:table-cell office:value-type="string" table:style-name="ce1">
            <text:p>KAPPA</text:p>
          </table:table-cell>
          <table:table-cell office:value-type="string" table:style-name="ce1">
            <text:p>RNDIND</text:p>
          </table:table-cell>
          <table:table-cell office:value-type="string" table:style-name="ce1">
            <text:p>ADJRIND</text:p>
          </table:table-cell>
          <table:table-cell office:value-type="string" table:style-name="ce1">
            <text:p>ICCORR</text:p>
          </table:table-cell>
          <table:table-cell office:value-type="string" table:style-name="ce1">
            <text:p>VOLSMTY</text:p>
          </table:table-cell>
          <table:table-cell office:value-type="string" table:style-name="ce1">
            <text:p>MAHLNBS</text:p>
          </table:table-cell>
          <table:table-cell office:value-type="string" table:style-name="ce1">
            <text:p>GCOERR</text:p>
          </table:table-cell>
          <table:table-cell office:value-type="string" table:style-name="ce1">
            <text:p>PROBDST</text:p>
          </table:table-cell>
          <table:table-cell office:value-type="string" table:style-name="ce1">
            <text:p>SNSVTY</text:p>
          </table:table-cell>
          <table:table-cell office:value-type="string" table:style-name="ce1">
            <text:p>SPCFTY</text:p>
          </table:table-cell>
          <table:table-cell office:value-type="string" table:style-name="ce1">
            <text:p>PRCISON</text:p>
          </table:table-cell>
          <table:table-cell office:value-type="string" table:style-name="ce1">
            <text:p>FMEASR</text:p>
          </table:table-cell>
          <table:table-cell office:value-type="string" table:style-name="ce1">
            <text:p>ACURCY</text:p>
          </table:table-cell>
          <table:table-cell office:value-type="string" table:style-name="ce1">
            <text:p>FALLOUT</text:p>
          </table:table-cell>
          <table:table-cell office:value-type="string" table:style-name="ce1">
            <text:p>TP</text:p>
          </table:table-cell>
          <table:table-cell office:value-type="string" table:style-name="ce1">
            <text:p>FP</text:p>
          </table:table-cell>
          <table:table-cell office:value-type="string" table:style-name="ce1">
            <text:p>TN</text:p>
          </table:table-cell>
          <table:table-cell office:value-type="string" table:style-name="ce1">
            <text:p>FN</text:p>
          </table:table-cell>
          <table:table-cell office:value-type="string" table:style-name="ce1">
            <text:p>LBLVOL</text:p>
          </table:table-cell>
          <table:table-cell office:value-type="string" table:style-name="ce1">
            <text:p>PRDVOL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Patient1</text:p>
          </table:table-cell>
          <table:table-cell office:value-type="string" table:style-name="ce1">
            <text:p>Structure</text:p>
          </table:table-cell>
          <table:table-cell office:value-type="float" office:value="0.213755598209" table:style-name="ce1">
            <text:p>0,213755598</text:p>
          </table:table-cell>
          <table:table-cell office:value-type="float" office:value="0.119667609871" table:style-name="ce1">
            <text:p>0,11966761</text:p>
          </table:table-cell>
          <table:table-cell office:value-type="float" office:value="0.68609243619899996" table:style-name="ce1">
            <text:p>0,686092436</text:p>
          </table:table-cell>
          <table:table-cell office:value-type="float" office:value="0.90292966030900002" table:style-name="ce1">
            <text:p>0,90292966</text:p>
          </table:table-cell>
          <table:table-cell office:value-type="float" office:value="0.96014529274100002" table:style-name="ce1">
            <text:p>0,960145293</text:p>
          </table:table-cell>
          <table:table-cell office:value-type="float" office:value="3.3938747134199998" table:style-name="ce1">
            <text:p>3,393874713</text:p>
          </table:table-cell>
          <table:table-cell office:value-type="float" office:value="0.16132336089999999" table:style-name="ce1">
            <text:p>0,161323361</text:p>
          </table:table-cell>
          <table:table-cell office:value-type="float" office:value="0.46762635956499998" table:style-name="ce1">
            <text:p>0,46762636</text:p>
          </table:table-cell>
          <table:table-cell office:value-type="float" office:value="0.25277157274096901" table:style-name="ce1">
            <text:p>0,252771573</text:p>
          </table:table-cell>
          <table:table-cell office:value-type="float" office:value="3.9428045408600003E-2" table:style-name="ce1">
            <text:p>0,039428045</text:p>
          </table:table-cell>
          <table:table-cell office:value-type="float" office:value="3.6782400478900001" table:style-name="ce1">
            <text:p>3,678240048</text:p>
          </table:table-cell>
          <table:table-cell office:value-type="float" office:value="0.457107675469" table:style-name="ce1">
            <text:p>0,457107675</text:p>
          </table:table-cell>
          <table:table-cell office:value-type="float" office:value="0.91507719692900003" table:style-name="ce1">
            <text:p>0,915077197</text:p>
          </table:table-cell>
          <table:table-cell office:value-type="float" office:value="0.13949313181100001" table:style-name="ce1">
            <text:p>0,139493132</text:p>
          </table:table-cell>
          <table:table-cell office:value-type="float" office:value="0.213755598209" table:style-name="ce1">
            <text:p>0,213755598</text:p>
          </table:table-cell>
          <table:table-cell office:value-type="float" office:value="0.90168800000000005" table:style-name="ce1">
            <text:p>0,901688</text:p>
          </table:table-cell>
          <table:table-cell office:value-type="float" office:value="8.4922803070600003E-2" table:style-name="ce1">
            <text:p>0,084922803</text:p>
          </table:table-cell>
          <table:table-cell office:value-type="float" office:value="3341" table:style-name="ce1">
            <text:p>3341</text:p>
          </table:table-cell>
          <table:table-cell office:value-type="float" office:value="20610" table:style-name="ce1">
            <text:p>20610</text:p>
          </table:table-cell>
          <table:table-cell office:value-type="float" office:value="222081" table:style-name="ce1">
            <text:p>222081</text:p>
          </table:table-cell>
          <table:table-cell office:value-type="float" office:value="3968" table:style-name="ce1">
            <text:p>3968</text:p>
          </table:table-cell>
          <table:table-cell office:value-type="float" office:value="7309" table:style-name="ce1">
            <text:p>7309</text:p>
          </table:table-cell>
          <table:table-cell office:value-type="float" office:value="23951" table:style-name="ce1">
            <text:p>23951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Patient1</text:p>
          </table:table-cell>
          <table:table-cell office:value-type="string" table:style-name="ce1">
            <text:p>Background</text:p>
          </table:table-cell>
          <table:table-cell office:value-type="float" office:value="0.94756581473699997" table:style-name="ce1">
            <text:p>0,947565815</text:p>
          </table:table-cell>
          <table:table-cell office:value-type="float" office:value="0.90035636242700001" table:style-name="ce1">
            <text:p>0,900356362</text:p>
          </table:table-cell>
          <table:table-cell office:value-type="float" office:value="0.68609243619899996" table:style-name="ce1">
            <text:p>0,686092436</text:p>
          </table:table-cell>
          <table:table-cell office:value-type="float" office:value="0.90292966030900002" table:style-name="ce1">
            <text:p>0,90292966</text:p>
          </table:table-cell>
          <table:table-cell office:value-type="float" office:value="0.96014529274100002" table:style-name="ce1">
            <text:p>0,960145293</text:p>
          </table:table-cell>
          <table:table-cell office:value-type="float" office:value="3.3938747134199998" table:style-name="ce1">
            <text:p>3,393874713</text:p>
          </table:table-cell>
          <table:table-cell office:value-type="float" office:value="0.16132336089999999" table:style-name="ce1">
            <text:p>0,161323361</text:p>
          </table:table-cell>
          <table:table-cell office:value-type="float" office:value="0.96449630925499996" table:style-name="ce1">
            <text:p>0,964496309</text:p>
          </table:table-cell>
          <table:table-cell office:value-type="float" office:value="1.8467321624604498E-2" table:style-name="ce1">
            <text:p>0,018467322</text:p>
          </table:table-cell>
          <table:table-cell office:value-type="float" office:value="3.9428045408600003E-2" table:style-name="ce1">
            <text:p>0,039428045</text:p>
          </table:table-cell>
          <table:table-cell office:value-type="float" office:value="5.5335665815600003E-2" table:style-name="ce1">
            <text:p>0,055335666</text:p>
          </table:table-cell>
          <table:table-cell office:value-type="float" office:value="0.91507719692900003" table:style-name="ce1">
            <text:p>0,915077197</text:p>
          </table:table-cell>
          <table:table-cell office:value-type="float" office:value="0.457107675469" table:style-name="ce1">
            <text:p>0,457107675</text:p>
          </table:table-cell>
          <table:table-cell office:value-type="float" office:value="0.98244628376999998" table:style-name="ce1">
            <text:p>0,982446284</text:p>
          </table:table-cell>
          <table:table-cell office:value-type="float" office:value="0.94756581473699997" table:style-name="ce1">
            <text:p>0,947565815</text:p>
          </table:table-cell>
          <table:table-cell office:value-type="float" office:value="0.90168800000000005" table:style-name="ce1">
            <text:p>0,901688</text:p>
          </table:table-cell>
          <table:table-cell office:value-type="float" office:value="0.542892324531" table:style-name="ce1">
            <text:p>0,542892325</text:p>
          </table:table-cell>
          <table:table-cell office:value-type="float" office:value="222081" table:style-name="ce1">
            <text:p>222081</text:p>
          </table:table-cell>
          <table:table-cell office:value-type="float" office:value="3968" table:style-name="ce1">
            <text:p>3968</text:p>
          </table:table-cell>
          <table:table-cell office:value-type="float" office:value="3341" table:style-name="ce1">
            <text:p>3341</text:p>
          </table:table-cell>
          <table:table-cell office:value-type="float" office:value="20610" table:style-name="ce1">
            <text:p>20610</text:p>
          </table:table-cell>
          <table:table-cell office:value-type="float" office:value="242691" table:style-name="ce1">
            <text:p>242691</text:p>
          </table:table-cell>
          <table:table-cell office:value-type="float" office:value="226049" table:style-name="ce1">
            <text:p>226049</text:p>
          </table:table-cell>
          <table:table-cell table:number-columns-repeated="1635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able:cell-range-source table:name="results8" table:last-column-spanned="25" table:last-row-spanned="3" xlink:href="C:\Users\Simu\PycharmProjects\MIALab\mialab\evaluation\mia-result\results.csv"/>
            <text:p>ID</text:p>
          </table:table-cell>
          <table:table-cell office:value-type="string" table:style-name="ce1">
            <text:p>LABEL</text:p>
          </table:table-cell>
          <table:table-cell office:value-type="string" table:style-name="ce1">
            <text:p>DICE</text:p>
          </table:table-cell>
          <table:table-cell office:value-type="string" table:style-name="ce1">
            <text:p>JACRD</text:p>
          </table:table-cell>
          <table:table-cell office:value-type="string" table:style-name="ce1">
            <text:p>AUC</text:p>
          </table:table-cell>
          <table:table-cell office:value-type="string" table:style-name="ce1">
            <text:p>KAPPA</text:p>
          </table:table-cell>
          <table:table-cell office:value-type="string" table:style-name="ce1">
            <text:p>RNDIND</text:p>
          </table:table-cell>
          <table:table-cell office:value-type="string" table:style-name="ce1">
            <text:p>ADJRIND</text:p>
          </table:table-cell>
          <table:table-cell office:value-type="string" table:style-name="ce1">
            <text:p>ICCORR</text:p>
          </table:table-cell>
          <table:table-cell office:value-type="string" table:style-name="ce1">
            <text:p>VOLSMTY</text:p>
          </table:table-cell>
          <table:table-cell office:value-type="string" table:style-name="ce1">
            <text:p>MAHLNBS</text:p>
          </table:table-cell>
          <table:table-cell office:value-type="string" table:style-name="ce1">
            <text:p>GCOERR</text:p>
          </table:table-cell>
          <table:table-cell office:value-type="string" table:style-name="ce1">
            <text:p>PROBDST</text:p>
          </table:table-cell>
          <table:table-cell office:value-type="string" table:style-name="ce1">
            <text:p>SNSVTY</text:p>
          </table:table-cell>
          <table:table-cell office:value-type="string" table:style-name="ce1">
            <text:p>SPCFTY</text:p>
          </table:table-cell>
          <table:table-cell office:value-type="string" table:style-name="ce1">
            <text:p>PRCISON</text:p>
          </table:table-cell>
          <table:table-cell office:value-type="string" table:style-name="ce1">
            <text:p>FMEASR</text:p>
          </table:table-cell>
          <table:table-cell office:value-type="string" table:style-name="ce1">
            <text:p>ACURCY</text:p>
          </table:table-cell>
          <table:table-cell office:value-type="string" table:style-name="ce1">
            <text:p>FALLOUT</text:p>
          </table:table-cell>
          <table:table-cell office:value-type="string" table:style-name="ce1">
            <text:p>TP</text:p>
          </table:table-cell>
          <table:table-cell office:value-type="string" table:style-name="ce1">
            <text:p>FP</text:p>
          </table:table-cell>
          <table:table-cell office:value-type="string" table:style-name="ce1">
            <text:p>TN</text:p>
          </table:table-cell>
          <table:table-cell office:value-type="string" table:style-name="ce1">
            <text:p>FN</text:p>
          </table:table-cell>
          <table:table-cell office:value-type="string" table:style-name="ce1">
            <text:p>LBLVOL</text:p>
          </table:table-cell>
          <table:table-cell office:value-type="string" table:style-name="ce1">
            <text:p>PRDVOL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Patient1</text:p>
          </table:table-cell>
          <table:table-cell office:value-type="string" table:style-name="ce1">
            <text:p>Structure</text:p>
          </table:table-cell>
          <table:table-cell office:value-type="float" office:value="0.95286209344100004" table:style-name="ce1">
            <text:p>0,952862093</text:p>
          </table:table-cell>
          <table:table-cell office:value-type="float" office:value="0.90996810207300005" table:style-name="ce1">
            <text:p>0,909968102</text:p>
          </table:table-cell>
          <table:table-cell office:value-type="float" office:value="0.97393380054800005" table:style-name="ce1">
            <text:p>0,973933801</text:p>
          </table:table-cell>
          <table:table-cell office:value-type="float" office:value="0.99094885599799998" table:style-name="ce1">
            <text:p>0,990948856</text:p>
          </table:table-cell>
          <table:table-cell office:value-type="float" office:value="0.98209908244400002" table:style-name="ce1">
            <text:p>0,982099082</text:p>
          </table:table-cell>
          <table:table-cell office:value-type="float" office:value="-3.2486818158899999" table:style-name="ce1">
            <text:p>-3,248681816</text:p>
          </table:table-cell>
          <table:table-cell office:value-type="float" office:value="0.94786780419000005" table:style-name="ce1">
            <text:p>0,947867804</text:p>
          </table:table-cell>
          <table:table-cell office:value-type="float" office:value="1" table:style-name="ce1">
            <text:p>1</text:p>
          </table:table-cell>
          <table:table-cell office:value-type="float" office:value="1.5945883351501801E-2" table:style-name="ce1">
            <text:p>0,015945883</text:p>
          </table:table-cell>
          <table:table-cell office:value-type="float" office:value="1.78285700866E-2" table:style-name="ce1">
            <text:p>0,01782857</text:p>
          </table:table-cell>
          <table:table-cell office:value-type="float" office:value="4.9469809832599999E-2" table:style-name="ce1">
            <text:p>0,04946981</text:p>
          </table:table-cell>
          <table:table-cell office:value-type="float" office:value="0.95286209344100004" table:style-name="ce1">
            <text:p>0,952862093</text:p>
          </table:table-cell>
          <table:table-cell office:value-type="float" office:value="0.99500550765499995" table:style-name="ce1">
            <text:p>0,995005508</text:p>
          </table:table-cell>
          <table:table-cell office:value-type="float" office:value="0.95286209344100004" table:style-name="ce1">
            <text:p>0,952862093</text:p>
          </table:table-cell>
          <table:table-cell office:value-type="float" office:value="0.95286209344100004" table:style-name="ce1">
            <text:p>0,952862093</text:p>
          </table:table-cell>
          <table:table-cell office:value-type="float" office:value="0.99096799999999996" table:style-name="ce1">
            <text:p>0,990968</text:p>
          </table:table-cell>
          <table:table-cell office:value-type="float" office:value="4.9944923445799996E-3" table:style-name="ce1">
            <text:p>0,004994492</text:p>
          </table:table-cell>
          <table:table-cell office:value-type="float" office:value="22822" table:style-name="ce1">
            <text:p>22822</text:p>
          </table:table-cell>
          <table:table-cell office:value-type="float" office:value="1129" table:style-name="ce1">
            <text:p>1129</text:p>
          </table:table-cell>
          <table:table-cell office:value-type="float" office:value="224920" table:style-name="ce1">
            <text:p>224920</text:p>
          </table:table-cell>
          <table:table-cell office:value-type="float" office:value="1129" table:style-name="ce1">
            <text:p>1129</text:p>
          </table:table-cell>
          <table:table-cell office:value-type="float" office:value="23951" table:style-name="ce1">
            <text:p>23951</text:p>
          </table:table-cell>
          <table:table-cell office:value-type="float" office:value="23951" table:style-name="ce1">
            <text:p>23951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px1</text:p>
          </table:table-cell>
          <table:table-cell office:value-type="string" table:style-name="ce1">
            <text:p>Background</text:p>
          </table:table-cell>
          <table:table-cell office:value-type="float" office:value="0.99500550765499995" table:style-name="ce1">
            <text:p>0,995005508</text:p>
          </table:table-cell>
          <table:table-cell office:value-type="float" office:value="0.99006065728199999" table:style-name="ce1">
            <text:p>0,990060657</text:p>
          </table:table-cell>
          <table:table-cell office:value-type="float" office:value="0.97393380054800005" table:style-name="ce1">
            <text:p>0,973933801</text:p>
          </table:table-cell>
          <table:table-cell office:value-type="float" office:value="0.99094885599799998" table:style-name="ce1">
            <text:p>0,990948856</text:p>
          </table:table-cell>
          <table:table-cell office:value-type="float" office:value="0.98209908244400002" table:style-name="ce1">
            <text:p>0,982099082</text:p>
          </table:table-cell>
          <table:table-cell office:value-type="float" office:value="-3.2486818158899999" table:style-name="ce1">
            <text:p>-3,248681816</text:p>
          </table:table-cell>
          <table:table-cell office:value-type="float" office:value="0.94786780419000005" table:style-name="ce1">
            <text:p>0,947867804</text:p>
          </table:table-cell>
          <table:table-cell office:value-type="float" office:value="1" table:style-name="ce1">
            <text:p>1</text:p>
          </table:table-cell>
          <table:table-cell office:value-type="float" office:value="6.9432877185499498E-4" table:style-name="ce1">
            <text:p>0,000694329</text:p>
          </table:table-cell>
          <table:table-cell office:value-type="float" office:value="1.78285700866E-2" table:style-name="ce1">
            <text:p>0,01782857</text:p>
          </table:table-cell>
          <table:table-cell office:value-type="float" office:value="5.0195625111199996E-3" table:style-name="ce1">
            <text:p>0,005019563</text:p>
          </table:table-cell>
          <table:table-cell office:value-type="float" office:value="0.99500550765499995" table:style-name="ce1">
            <text:p>0,995005508</text:p>
          </table:table-cell>
          <table:table-cell office:value-type="float" office:value="0.95286209344100004" table:style-name="ce1">
            <text:p>0,952862093</text:p>
          </table:table-cell>
          <table:table-cell office:value-type="float" office:value="0.99500550765499995" table:style-name="ce1">
            <text:p>0,995005508</text:p>
          </table:table-cell>
          <table:table-cell office:value-type="float" office:value="0.99500550765499995" table:style-name="ce1">
            <text:p>0,995005508</text:p>
          </table:table-cell>
          <table:table-cell office:value-type="float" office:value="0.99096799999999996" table:style-name="ce1">
            <text:p>0,990968</text:p>
          </table:table-cell>
          <table:table-cell office:value-type="float" office:value="4.7137906559199999E-2" table:style-name="ce1">
            <text:p>0,047137907</text:p>
          </table:table-cell>
          <table:table-cell office:value-type="float" office:value="224920" table:style-name="ce1">
            <text:p>224920</text:p>
          </table:table-cell>
          <table:table-cell office:value-type="float" office:value="1129" table:style-name="ce1">
            <text:p>1129</text:p>
          </table:table-cell>
          <table:table-cell office:value-type="float" office:value="22822" table:style-name="ce1">
            <text:p>22822</text:p>
          </table:table-cell>
          <table:table-cell office:value-type="float" office:value="1129" table:style-name="ce1">
            <text:p>1129</text:p>
          </table:table-cell>
          <table:table-cell office:value-type="float" office:value="226049" table:style-name="ce1">
            <text:p>226049</text:p>
          </table:table-cell>
          <table:table-cell office:value-type="float" office:value="226049" table:style-name="ce1">
            <text:p>226049</text:p>
          </table:table-cell>
          <table:table-cell table:number-columns-repeated="1635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able:cell-range-source table:name="results9" table:last-column-spanned="25" table:last-row-spanned="3" xlink:href="C:\Users\Simu\PycharmProjects\MIALab\mialab\evaluation\mia-result\results.csv"/>
            <text:p>ID</text:p>
          </table:table-cell>
          <table:table-cell office:value-type="string" table:style-name="ce1">
            <text:p>LABEL</text:p>
          </table:table-cell>
          <table:table-cell office:value-type="string" table:style-name="ce1">
            <text:p>DICE</text:p>
          </table:table-cell>
          <table:table-cell office:value-type="string" table:style-name="ce1">
            <text:p>JACRD</text:p>
          </table:table-cell>
          <table:table-cell office:value-type="string" table:style-name="ce1">
            <text:p>AUC</text:p>
          </table:table-cell>
          <table:table-cell office:value-type="string" table:style-name="ce1">
            <text:p>KAPPA</text:p>
          </table:table-cell>
          <table:table-cell office:value-type="string" table:style-name="ce1">
            <text:p>RNDIND</text:p>
          </table:table-cell>
          <table:table-cell office:value-type="string" table:style-name="ce1">
            <text:p>ADJRIND</text:p>
          </table:table-cell>
          <table:table-cell office:value-type="string" table:style-name="ce1">
            <text:p>ICCORR</text:p>
          </table:table-cell>
          <table:table-cell office:value-type="string" table:style-name="ce1">
            <text:p>VOLSMTY</text:p>
          </table:table-cell>
          <table:table-cell office:value-type="string" table:style-name="ce1">
            <text:p>MAHLNBS</text:p>
          </table:table-cell>
          <table:table-cell office:value-type="string" table:style-name="ce1">
            <text:p>GCOERR</text:p>
          </table:table-cell>
          <table:table-cell office:value-type="string" table:style-name="ce1">
            <text:p>PROBDST</text:p>
          </table:table-cell>
          <table:table-cell office:value-type="string" table:style-name="ce1">
            <text:p>SNSVTY</text:p>
          </table:table-cell>
          <table:table-cell office:value-type="string" table:style-name="ce1">
            <text:p>SPCFTY</text:p>
          </table:table-cell>
          <table:table-cell office:value-type="string" table:style-name="ce1">
            <text:p>PRCISON</text:p>
          </table:table-cell>
          <table:table-cell office:value-type="string" table:style-name="ce1">
            <text:p>FMEASR</text:p>
          </table:table-cell>
          <table:table-cell office:value-type="string" table:style-name="ce1">
            <text:p>ACURCY</text:p>
          </table:table-cell>
          <table:table-cell office:value-type="string" table:style-name="ce1">
            <text:p>FALLOUT</text:p>
          </table:table-cell>
          <table:table-cell office:value-type="string" table:style-name="ce1">
            <text:p>TP</text:p>
          </table:table-cell>
          <table:table-cell office:value-type="string" table:style-name="ce1">
            <text:p>FP</text:p>
          </table:table-cell>
          <table:table-cell office:value-type="string" table:style-name="ce1">
            <text:p>TN</text:p>
          </table:table-cell>
          <table:table-cell office:value-type="string" table:style-name="ce1">
            <text:p>FN</text:p>
          </table:table-cell>
          <table:table-cell office:value-type="string" table:style-name="ce1">
            <text:p>LBLVOL</text:p>
          </table:table-cell>
          <table:table-cell office:value-type="string" table:style-name="ce1">
            <text:p>PRDVOL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Patient1</text:p>
          </table:table-cell>
          <table:table-cell office:value-type="string" table:style-name="ce1">
            <text:p>Structure</text:p>
          </table:table-cell>
          <table:table-cell office:value-type="float" office:value="0.758298192142" table:style-name="ce1">
            <text:p>0,758298192</text:p>
          </table:table-cell>
          <table:table-cell office:value-type="float" office:value="0.61069266980500003" table:style-name="ce1">
            <text:p>0,61069267</text:p>
          </table:table-cell>
          <table:table-cell office:value-type="float" office:value="0.86634435019699996" table:style-name="ce1">
            <text:p>0,86634435</text:p>
          </table:table-cell>
          <table:table-cell office:value-type="float" office:value="0.95358983823800003" table:style-name="ce1">
            <text:p>0,953589838</text:p>
          </table:table-cell>
          <table:table-cell office:value-type="float" office:value="1.0491047525799999" table:style-name="ce1">
            <text:p>1,049104753</text:p>
          </table:table-cell>
          <table:table-cell office:value-type="float" office:value="12.654736060699999" table:style-name="ce1">
            <text:p>12,65473606</text:p>
          </table:table-cell>
          <table:table-cell office:value-type="float" office:value="0.73268962673000004" table:style-name="ce1">
            <text:p>0,732689627</text:p>
          </table:table-cell>
          <table:table-cell office:value-type="float" office:value="1" table:style-name="ce1">
            <text:p>1</text:p>
          </table:table-cell>
          <table:table-cell office:value-type="float" office:value="8.0958405081471299E-2" table:style-name="ce1">
            <text:p>0,080958405</text:p>
          </table:table-cell>
          <table:table-cell office:value-type="float" office:value="1.0433497278500001E-2" table:style-name="ce1">
            <text:p>0,010433497</text:p>
          </table:table-cell>
          <table:table-cell office:value-type="float" office:value="0.318742429248" table:style-name="ce1">
            <text:p>0,318742429</text:p>
          </table:table-cell>
          <table:table-cell office:value-type="float" office:value="0.758298192142" table:style-name="ce1">
            <text:p>0,758298192</text:p>
          </table:table-cell>
          <table:table-cell office:value-type="float" office:value="0.974390508253" table:style-name="ce1">
            <text:p>0,974390508</text:p>
          </table:table-cell>
          <table:table-cell office:value-type="float" office:value="0.758298192142" table:style-name="ce1">
            <text:p>0,758298192</text:p>
          </table:table-cell>
          <table:table-cell office:value-type="float" office:value="0.758298192142" table:style-name="ce1">
            <text:p>0,758298192</text:p>
          </table:table-cell>
          <table:table-cell office:value-type="float" office:value="0.95368799999999998" table:style-name="ce1">
            <text:p>0,953688</text:p>
          </table:table-cell>
          <table:table-cell office:value-type="float" office:value="2.5609491747400001E-2" table:style-name="ce1">
            <text:p>0,025609492</text:p>
          </table:table-cell>
          <table:table-cell office:value-type="float" office:value="18162" table:style-name="ce1">
            <text:p>18162</text:p>
          </table:table-cell>
          <table:table-cell office:value-type="float" office:value="5789" table:style-name="ce1">
            <text:p>5789</text:p>
          </table:table-cell>
          <table:table-cell office:value-type="float" office:value="220260" table:style-name="ce1">
            <text:p>220260</text:p>
          </table:table-cell>
          <table:table-cell office:value-type="float" office:value="5789" table:style-name="ce1">
            <text:p>5789</text:p>
          </table:table-cell>
          <table:table-cell office:value-type="float" office:value="23951" table:style-name="ce1">
            <text:p>23951</text:p>
          </table:table-cell>
          <table:table-cell office:value-type="float" office:value="23951" table:style-name="ce1">
            <text:p>23951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px5</text:p>
          </table:table-cell>
          <table:table-cell office:value-type="string" table:style-name="ce1">
            <text:p>Background</text:p>
          </table:table-cell>
          <table:table-cell office:value-type="float" office:value="0.974390508253" table:style-name="ce1">
            <text:p>0,974390508</text:p>
          </table:table-cell>
          <table:table-cell office:value-type="float" office:value="0.95005995565900003" table:style-name="ce1">
            <text:p>0,950059956</text:p>
          </table:table-cell>
          <table:table-cell office:value-type="float" office:value="0.86634435019699996" table:style-name="ce1">
            <text:p>0,86634435</text:p>
          </table:table-cell>
          <table:table-cell office:value-type="float" office:value="0.95358983823800003" table:style-name="ce1">
            <text:p>0,953589838</text:p>
          </table:table-cell>
          <table:table-cell office:value-type="float" office:value="1.0491047525799999" table:style-name="ce1">
            <text:p>1,049104753</text:p>
          </table:table-cell>
          <table:table-cell office:value-type="float" office:value="12.654736060699999" table:style-name="ce1">
            <text:p>12,65473606</text:p>
          </table:table-cell>
          <table:table-cell office:value-type="float" office:value="0.73268962673000004" table:style-name="ce1">
            <text:p>0,732689627</text:p>
          </table:table-cell>
          <table:table-cell office:value-type="float" office:value="1" table:style-name="ce1">
            <text:p>1</text:p>
          </table:table-cell>
          <table:table-cell office:value-type="float" office:value="3.5230476603957299E-3" table:style-name="ce1">
            <text:p>0,003523048</text:p>
          </table:table-cell>
          <table:table-cell office:value-type="float" office:value="1.0433497278500001E-2" table:style-name="ce1">
            <text:p>0,010433497</text:p>
          </table:table-cell>
          <table:table-cell office:value-type="float" office:value="2.6282575138499999E-2" table:style-name="ce1">
            <text:p>0,026282575</text:p>
          </table:table-cell>
          <table:table-cell office:value-type="float" office:value="0.974390508253" table:style-name="ce1">
            <text:p>0,974390508</text:p>
          </table:table-cell>
          <table:table-cell office:value-type="float" office:value="0.758298192142" table:style-name="ce1">
            <text:p>0,758298192</text:p>
          </table:table-cell>
          <table:table-cell office:value-type="float" office:value="0.974390508253" table:style-name="ce1">
            <text:p>0,974390508</text:p>
          </table:table-cell>
          <table:table-cell office:value-type="float" office:value="0.974390508253" table:style-name="ce1">
            <text:p>0,974390508</text:p>
          </table:table-cell>
          <table:table-cell office:value-type="float" office:value="0.95368799999999998" table:style-name="ce1">
            <text:p>0,953688</text:p>
          </table:table-cell>
          <table:table-cell office:value-type="float" office:value="0.241701807858" table:style-name="ce1">
            <text:p>0,241701808</text:p>
          </table:table-cell>
          <table:table-cell office:value-type="float" office:value="220260" table:style-name="ce1">
            <text:p>220260</text:p>
          </table:table-cell>
          <table:table-cell office:value-type="float" office:value="5789" table:style-name="ce1">
            <text:p>5789</text:p>
          </table:table-cell>
          <table:table-cell office:value-type="float" office:value="18162" table:style-name="ce1">
            <text:p>18162</text:p>
          </table:table-cell>
          <table:table-cell office:value-type="float" office:value="5789" table:style-name="ce1">
            <text:p>5789</text:p>
          </table:table-cell>
          <table:table-cell office:value-type="float" office:value="226049" table:style-name="ce1">
            <text:p>226049</text:p>
          </table:table-cell>
          <table:table-cell office:value-type="float" office:value="226049" table:style-name="ce1">
            <text:p>226049</text:p>
          </table:table-cell>
          <table:table-cell table:number-columns-repeated="1635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able:cell-range-source table:name="results10" table:last-column-spanned="25" table:last-row-spanned="3" xlink:href="C:\Users\Simu\PycharmProjects\MIALab\mialab\evaluation\mia-result\results.csv"/>
            <text:p>ID</text:p>
          </table:table-cell>
          <table:table-cell office:value-type="string" table:style-name="ce1">
            <text:p>LABEL</text:p>
          </table:table-cell>
          <table:table-cell office:value-type="string" table:style-name="ce1">
            <text:p>DICE</text:p>
          </table:table-cell>
          <table:table-cell office:value-type="string" table:style-name="ce1">
            <text:p>JACRD</text:p>
          </table:table-cell>
          <table:table-cell office:value-type="string" table:style-name="ce1">
            <text:p>AUC</text:p>
          </table:table-cell>
          <table:table-cell office:value-type="string" table:style-name="ce1">
            <text:p>KAPPA</text:p>
          </table:table-cell>
          <table:table-cell office:value-type="string" table:style-name="ce1">
            <text:p>RNDIND</text:p>
          </table:table-cell>
          <table:table-cell office:value-type="string" table:style-name="ce1">
            <text:p>ADJRIND</text:p>
          </table:table-cell>
          <table:table-cell office:value-type="string" table:style-name="ce1">
            <text:p>ICCORR</text:p>
          </table:table-cell>
          <table:table-cell office:value-type="string" table:style-name="ce1">
            <text:p>VOLSMTY</text:p>
          </table:table-cell>
          <table:table-cell office:value-type="string" table:style-name="ce1">
            <text:p>MAHLNBS</text:p>
          </table:table-cell>
          <table:table-cell office:value-type="string" table:style-name="ce1">
            <text:p>GCOERR</text:p>
          </table:table-cell>
          <table:table-cell office:value-type="string" table:style-name="ce1">
            <text:p>PROBDST</text:p>
          </table:table-cell>
          <table:table-cell office:value-type="string" table:style-name="ce1">
            <text:p>SNSVTY</text:p>
          </table:table-cell>
          <table:table-cell office:value-type="string" table:style-name="ce1">
            <text:p>SPCFTY</text:p>
          </table:table-cell>
          <table:table-cell office:value-type="string" table:style-name="ce1">
            <text:p>PRCISON</text:p>
          </table:table-cell>
          <table:table-cell office:value-type="string" table:style-name="ce1">
            <text:p>FMEASR</text:p>
          </table:table-cell>
          <table:table-cell office:value-type="string" table:style-name="ce1">
            <text:p>ACURCY</text:p>
          </table:table-cell>
          <table:table-cell office:value-type="string" table:style-name="ce1">
            <text:p>FALLOUT</text:p>
          </table:table-cell>
          <table:table-cell office:value-type="string" table:style-name="ce1">
            <text:p>TP</text:p>
          </table:table-cell>
          <table:table-cell office:value-type="string" table:style-name="ce1">
            <text:p>FP</text:p>
          </table:table-cell>
          <table:table-cell office:value-type="string" table:style-name="ce1">
            <text:p>TN</text:p>
          </table:table-cell>
          <table:table-cell office:value-type="string" table:style-name="ce1">
            <text:p>FN</text:p>
          </table:table-cell>
          <table:table-cell office:value-type="string" table:style-name="ce1">
            <text:p>LBLVOL</text:p>
          </table:table-cell>
          <table:table-cell office:value-type="string" table:style-name="ce1">
            <text:p>PRDVOL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Patient1</text:p>
          </table:table-cell>
          <table:table-cell office:value-type="string" table:style-name="ce1">
            <text:p>Structure</text:p>
          </table:table-cell>
          <table:table-cell office:value-type="float" office:value="0.60344035739599999" table:style-name="ce1">
            <text:p>0,603440357</text:p>
          </table:table-cell>
          <table:table-cell office:value-type="float" office:value="0.43209064545999998" table:style-name="ce1">
            <text:p>0,432090645</text:p>
          </table:table-cell>
          <table:table-cell office:value-type="float" office:value="0.78071145934999997" table:style-name="ce1">
            <text:p>0,780711459</text:p>
          </table:table-cell>
          <table:table-cell office:value-type="float" office:value="0.92385494620599995" table:style-name="ce1">
            <text:p>0,923854946</text:p>
          </table:table-cell>
          <table:table-cell office:value-type="float" office:value="0.99701807805599996" table:style-name="ce1">
            <text:p>0,997018078</text:p>
          </table:table-cell>
          <table:table-cell office:value-type="float" office:value="0.29225764550099997" table:style-name="ce1">
            <text:p>0,292257646</text:p>
          </table:table-cell>
          <table:table-cell office:value-type="float" office:value="0.56142428830900004" table:style-name="ce1">
            <text:p>0,561424288</text:p>
          </table:table-cell>
          <table:table-cell office:value-type="float" office:value="1" table:style-name="ce1">
            <text:p>1</text:p>
          </table:table-cell>
          <table:table-cell office:value-type="float" office:value="0.158805501191257" table:style-name="ce1">
            <text:p>0,158805501</text:p>
          </table:table-cell>
          <table:table-cell office:value-type="float" office:value="5.9304937259399997E-2" table:style-name="ce1">
            <text:p>0,059304937</text:p>
          </table:table-cell>
          <table:table-cell office:value-type="float" office:value="0.65716460250499997" table:style-name="ce1">
            <text:p>0,657164603</text:p>
          </table:table-cell>
          <table:table-cell office:value-type="float" office:value="0.60344035739599999" table:style-name="ce1">
            <text:p>0,603440357</text:p>
          </table:table-cell>
          <table:table-cell office:value-type="float" office:value="0.95798256130299997" table:style-name="ce1">
            <text:p>0,957982561</text:p>
          </table:table-cell>
          <table:table-cell office:value-type="float" office:value="0.60344035739599999" table:style-name="ce1">
            <text:p>0,603440357</text:p>
          </table:table-cell>
          <table:table-cell office:value-type="float" office:value="0.60344035739599999" table:style-name="ce1">
            <text:p>0,603440357</text:p>
          </table:table-cell>
          <table:table-cell office:value-type="float" office:value="0.92401599999999995" table:style-name="ce1">
            <text:p>0,924016</text:p>
          </table:table-cell>
          <table:table-cell office:value-type="float" office:value="4.20174386969E-2" table:style-name="ce1">
            <text:p>0,042017439</text:p>
          </table:table-cell>
          <table:table-cell office:value-type="float" office:value="14453" table:style-name="ce1">
            <text:p>14453</text:p>
          </table:table-cell>
          <table:table-cell office:value-type="float" office:value="9498" table:style-name="ce1">
            <text:p>9498</text:p>
          </table:table-cell>
          <table:table-cell office:value-type="float" office:value="216551" table:style-name="ce1">
            <text:p>216551</text:p>
          </table:table-cell>
          <table:table-cell office:value-type="float" office:value="9498" table:style-name="ce1">
            <text:p>9498</text:p>
          </table:table-cell>
          <table:table-cell office:value-type="float" office:value="23951" table:style-name="ce1">
            <text:p>23951</text:p>
          </table:table-cell>
          <table:table-cell office:value-type="float" office:value="23951" table:style-name="ce1">
            <text:p>23951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px10</text:p>
          </table:table-cell>
          <table:table-cell office:value-type="string" table:style-name="ce1">
            <text:p>Background</text:p>
          </table:table-cell>
          <table:table-cell office:value-type="float" office:value="0.95798256130299997" table:style-name="ce1">
            <text:p>0,957982561</text:p>
          </table:table-cell>
          <table:table-cell office:value-type="float" office:value="0.919353674638" table:style-name="ce1">
            <text:p>0,919353675</text:p>
          </table:table-cell>
          <table:table-cell office:value-type="float" office:value="0.78071145934999997" table:style-name="ce1">
            <text:p>0,780711459</text:p>
          </table:table-cell>
          <table:table-cell office:value-type="float" office:value="0.92385494620599995" table:style-name="ce1">
            <text:p>0,923854946</text:p>
          </table:table-cell>
          <table:table-cell office:value-type="float" office:value="0.99701807805599996" table:style-name="ce1">
            <text:p>0,997018078</text:p>
          </table:table-cell>
          <table:table-cell office:value-type="float" office:value="0.29225764550099997" table:style-name="ce1">
            <text:p>0,292257646</text:p>
          </table:table-cell>
          <table:table-cell office:value-type="float" office:value="0.56142428830900004" table:style-name="ce1">
            <text:p>0,561424288</text:p>
          </table:table-cell>
          <table:table-cell office:value-type="float" office:value="1" table:style-name="ce1">
            <text:p>1</text:p>
          </table:table-cell>
          <table:table-cell office:value-type="float" office:value="6.9420150768841104E-3" table:style-name="ce1">
            <text:p>0,006942015</text:p>
          </table:table-cell>
          <table:table-cell office:value-type="float" office:value="5.9304937259399997E-2" table:style-name="ce1">
            <text:p>0,059304937</text:p>
          </table:table-cell>
          <table:table-cell office:value-type="float" office:value="4.3860337749500003E-2" table:style-name="ce1">
            <text:p>0,043860338</text:p>
          </table:table-cell>
          <table:table-cell office:value-type="float" office:value="0.95798256130299997" table:style-name="ce1">
            <text:p>0,957982561</text:p>
          </table:table-cell>
          <table:table-cell office:value-type="float" office:value="0.60344035739599999" table:style-name="ce1">
            <text:p>0,603440357</text:p>
          </table:table-cell>
          <table:table-cell office:value-type="float" office:value="0.95798256130299997" table:style-name="ce1">
            <text:p>0,957982561</text:p>
          </table:table-cell>
          <table:table-cell office:value-type="float" office:value="0.95798256130299997" table:style-name="ce1">
            <text:p>0,957982561</text:p>
          </table:table-cell>
          <table:table-cell office:value-type="float" office:value="0.92401599999999995" table:style-name="ce1">
            <text:p>0,924016</text:p>
          </table:table-cell>
          <table:table-cell office:value-type="float" office:value="0.39655964260400001" table:style-name="ce1">
            <text:p>0,396559643</text:p>
          </table:table-cell>
          <table:table-cell office:value-type="float" office:value="216551" table:style-name="ce1">
            <text:p>216551</text:p>
          </table:table-cell>
          <table:table-cell office:value-type="float" office:value="9498" table:style-name="ce1">
            <text:p>9498</text:p>
          </table:table-cell>
          <table:table-cell office:value-type="float" office:value="14453" table:style-name="ce1">
            <text:p>14453</text:p>
          </table:table-cell>
          <table:table-cell office:value-type="float" office:value="9498" table:style-name="ce1">
            <text:p>9498</text:p>
          </table:table-cell>
          <table:table-cell office:value-type="float" office:value="226049" table:style-name="ce1">
            <text:p>226049</text:p>
          </table:table-cell>
          <table:table-cell office:value-type="float" office:value="226049" table:style-name="ce1">
            <text:p>226049</text:p>
          </table:table-cell>
          <table:table-cell table:number-columns-repeated="1635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able:cell-range-source table:name="results11" table:last-column-spanned="25" table:last-row-spanned="3" xlink:href="C:\Users\Simu\PycharmProjects\MIALab\mialab\evaluation\mia-result\results.csv"/>
            <text:p>ID</text:p>
          </table:table-cell>
          <table:table-cell office:value-type="string" table:style-name="ce1">
            <text:p>LABEL</text:p>
          </table:table-cell>
          <table:table-cell office:value-type="string" table:style-name="ce1">
            <text:p>DICE</text:p>
          </table:table-cell>
          <table:table-cell office:value-type="string" table:style-name="ce1">
            <text:p>JACRD</text:p>
          </table:table-cell>
          <table:table-cell office:value-type="string" table:style-name="ce1">
            <text:p>AUC</text:p>
          </table:table-cell>
          <table:table-cell office:value-type="string" table:style-name="ce1">
            <text:p>KAPPA</text:p>
          </table:table-cell>
          <table:table-cell office:value-type="string" table:style-name="ce1">
            <text:p>RNDIND</text:p>
          </table:table-cell>
          <table:table-cell office:value-type="string" table:style-name="ce1">
            <text:p>ADJRIND</text:p>
          </table:table-cell>
          <table:table-cell office:value-type="string" table:style-name="ce1">
            <text:p>ICCORR</text:p>
          </table:table-cell>
          <table:table-cell office:value-type="string" table:style-name="ce1">
            <text:p>VOLSMTY</text:p>
          </table:table-cell>
          <table:table-cell office:value-type="string" table:style-name="ce1">
            <text:p>MAHLNBS</text:p>
          </table:table-cell>
          <table:table-cell office:value-type="string" table:style-name="ce1">
            <text:p>GCOERR</text:p>
          </table:table-cell>
          <table:table-cell office:value-type="string" table:style-name="ce1">
            <text:p>PROBDST</text:p>
          </table:table-cell>
          <table:table-cell office:value-type="string" table:style-name="ce1">
            <text:p>SNSVTY</text:p>
          </table:table-cell>
          <table:table-cell office:value-type="string" table:style-name="ce1">
            <text:p>SPCFTY</text:p>
          </table:table-cell>
          <table:table-cell office:value-type="string" table:style-name="ce1">
            <text:p>PRCISON</text:p>
          </table:table-cell>
          <table:table-cell office:value-type="string" table:style-name="ce1">
            <text:p>FMEASR</text:p>
          </table:table-cell>
          <table:table-cell office:value-type="string" table:style-name="ce1">
            <text:p>ACURCY</text:p>
          </table:table-cell>
          <table:table-cell office:value-type="string" table:style-name="ce1">
            <text:p>FALLOUT</text:p>
          </table:table-cell>
          <table:table-cell office:value-type="string" table:style-name="ce1">
            <text:p>TP</text:p>
          </table:table-cell>
          <table:table-cell office:value-type="string" table:style-name="ce1">
            <text:p>FP</text:p>
          </table:table-cell>
          <table:table-cell office:value-type="string" table:style-name="ce1">
            <text:p>TN</text:p>
          </table:table-cell>
          <table:table-cell office:value-type="string" table:style-name="ce1">
            <text:p>FN</text:p>
          </table:table-cell>
          <table:table-cell office:value-type="string" table:style-name="ce1">
            <text:p>LBLVOL</text:p>
          </table:table-cell>
          <table:table-cell office:value-type="string" table:style-name="ce1">
            <text:p>PRDVOL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Patient1</text:p>
          </table:table-cell>
          <table:table-cell office:value-type="string" table:style-name="ce1">
            <text:p>Structure</text:p>
          </table:table-cell>
          <table:table-cell office:value-type="float" office:value="0.48277733706300002" table:style-name="ce1">
            <text:p>0,482777337</text:p>
          </table:table-cell>
          <table:table-cell office:value-type="float" office:value="0.31819807919900001" table:style-name="ce1">
            <text:p>0,318198079</text:p>
          </table:table-cell>
          <table:table-cell office:value-type="float" office:value="0.71398752984000002" table:style-name="ce1">
            <text:p>0,71398753</text:p>
          </table:table-cell>
          <table:table-cell office:value-type="float" office:value="0.90068594163000004" table:style-name="ce1">
            <text:p>0,900685942</text:p>
          </table:table-cell>
          <table:table-cell office:value-type="float" office:value="0.9588739946" table:style-name="ce1">
            <text:p>0,958873995</text:p>
          </table:table-cell>
          <table:table-cell office:value-type="float" office:value="-8.7610254200500002" table:style-name="ce1">
            <text:p>-8,76102542</text:p>
          </table:table-cell>
          <table:table-cell office:value-type="float" office:value="0.427976693357" table:style-name="ce1">
            <text:p>0,427976693</text:p>
          </table:table-cell>
          <table:table-cell office:value-type="float" office:value="1" table:style-name="ce1">
            <text:p>1</text:p>
          </table:table-cell>
          <table:table-cell office:value-type="float" office:value="0.24287521524441399" table:style-name="ce1">
            <text:p>0,242875215</text:p>
          </table:table-cell>
          <table:table-cell office:value-type="float" office:value="9.3862377889499998E-2" table:style-name="ce1">
            <text:p>0,093862378</text:p>
          </table:table-cell>
          <table:table-cell office:value-type="float" office:value="1.07134826602" table:style-name="ce1">
            <text:p>1,071348266</text:p>
          </table:table-cell>
          <table:table-cell office:value-type="float" office:value="0.48277733706300002" table:style-name="ce1">
            <text:p>0,482777337</text:p>
          </table:table-cell>
          <table:table-cell office:value-type="float" office:value="0.94519772261799995" table:style-name="ce1">
            <text:p>0,945197723</text:p>
          </table:table-cell>
          <table:table-cell office:value-type="float" office:value="0.48277733706300002" table:style-name="ce1">
            <text:p>0,482777337</text:p>
          </table:table-cell>
          <table:table-cell office:value-type="float" office:value="0.48277733706300002" table:style-name="ce1">
            <text:p>0,482777337</text:p>
          </table:table-cell>
          <table:table-cell office:value-type="float" office:value="0.90089600000000003" table:style-name="ce1">
            <text:p>0,900896</text:p>
          </table:table-cell>
          <table:table-cell office:value-type="float" office:value="5.4802277382300001E-2" table:style-name="ce1">
            <text:p>0,054802277</text:p>
          </table:table-cell>
          <table:table-cell office:value-type="float" office:value="11563" table:style-name="ce1">
            <text:p>11563</text:p>
          </table:table-cell>
          <table:table-cell office:value-type="float" office:value="12388" table:style-name="ce1">
            <text:p>12388</text:p>
          </table:table-cell>
          <table:table-cell office:value-type="float" office:value="213661" table:style-name="ce1">
            <text:p>213661</text:p>
          </table:table-cell>
          <table:table-cell office:value-type="float" office:value="12388" table:style-name="ce1">
            <text:p>12388</text:p>
          </table:table-cell>
          <table:table-cell office:value-type="float" office:value="23951" table:style-name="ce1">
            <text:p>23951</text:p>
          </table:table-cell>
          <table:table-cell office:value-type="float" office:value="23951" table:style-name="ce1">
            <text:p>23951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px15</text:p>
          </table:table-cell>
          <table:table-cell office:value-type="string" table:style-name="ce1">
            <text:p>Background</text:p>
          </table:table-cell>
          <table:table-cell office:value-type="float" office:value="0.94519772261799995" table:style-name="ce1">
            <text:p>0,945197723</text:p>
          </table:table-cell>
          <table:table-cell office:value-type="float" office:value="0.89608995248199996" table:style-name="ce1">
            <text:p>0,896089952</text:p>
          </table:table-cell>
          <table:table-cell office:value-type="float" office:value="0.71398752984000002" table:style-name="ce1">
            <text:p>0,71398753</text:p>
          </table:table-cell>
          <table:table-cell office:value-type="float" office:value="0.90068594163000004" table:style-name="ce1">
            <text:p>0,900685942</text:p>
          </table:table-cell>
          <table:table-cell office:value-type="float" office:value="0.9588739946" table:style-name="ce1">
            <text:p>0,958873995</text:p>
          </table:table-cell>
          <table:table-cell office:value-type="float" office:value="-8.7610254200500002" table:style-name="ce1">
            <text:p>-8,76102542</text:p>
          </table:table-cell>
          <table:table-cell office:value-type="float" office:value="0.427976693357" table:style-name="ce1">
            <text:p>0,427976693</text:p>
          </table:table-cell>
          <table:table-cell office:value-type="float" office:value="1" table:style-name="ce1">
            <text:p>1</text:p>
          </table:table-cell>
          <table:table-cell office:value-type="float" office:value="1.0567332152064899E-2" table:style-name="ce1">
            <text:p>0,010567332</text:p>
          </table:table-cell>
          <table:table-cell office:value-type="float" office:value="9.3862377889499998E-2" table:style-name="ce1">
            <text:p>0,093862378</text:p>
          </table:table-cell>
          <table:table-cell office:value-type="float" office:value="5.7979696809400003E-2" table:style-name="ce1">
            <text:p>0,057979697</text:p>
          </table:table-cell>
          <table:table-cell office:value-type="float" office:value="0.94519772261799995" table:style-name="ce1">
            <text:p>0,945197723</text:p>
          </table:table-cell>
          <table:table-cell office:value-type="float" office:value="0.48277733706300002" table:style-name="ce1">
            <text:p>0,482777337</text:p>
          </table:table-cell>
          <table:table-cell office:value-type="float" office:value="0.94519772261799995" table:style-name="ce1">
            <text:p>0,945197723</text:p>
          </table:table-cell>
          <table:table-cell office:value-type="float" office:value="0.94519772261799995" table:style-name="ce1">
            <text:p>0,945197723</text:p>
          </table:table-cell>
          <table:table-cell office:value-type="float" office:value="0.90089600000000003" table:style-name="ce1">
            <text:p>0,900896</text:p>
          </table:table-cell>
          <table:table-cell office:value-type="float" office:value="0.51722266293700003" table:style-name="ce1">
            <text:p>0,517222663</text:p>
          </table:table-cell>
          <table:table-cell office:value-type="float" office:value="213661" table:style-name="ce1">
            <text:p>213661</text:p>
          </table:table-cell>
          <table:table-cell office:value-type="float" office:value="12388" table:style-name="ce1">
            <text:p>12388</text:p>
          </table:table-cell>
          <table:table-cell office:value-type="float" office:value="11563" table:style-name="ce1">
            <text:p>11563</text:p>
          </table:table-cell>
          <table:table-cell office:value-type="float" office:value="12388" table:style-name="ce1">
            <text:p>12388</text:p>
          </table:table-cell>
          <table:table-cell office:value-type="float" office:value="226049" table:style-name="ce1">
            <text:p>226049</text:p>
          </table:table-cell>
          <table:table-cell office:value-type="float" office:value="226049" table:style-name="ce1">
            <text:p>226049</text:p>
          </table:table-cell>
          <table:table-cell table:number-columns-repeated="1635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able:cell-range-source table:name="results12" table:last-column-spanned="25" table:last-row-spanned="3" xlink:href="C:\Users\Simu\PycharmProjects\MIALab\mialab\evaluation\mia-result\results.csv"/>
            <text:p>ID</text:p>
          </table:table-cell>
          <table:table-cell office:value-type="string" table:style-name="ce1">
            <text:p>LABEL</text:p>
          </table:table-cell>
          <table:table-cell office:value-type="string" table:style-name="ce1">
            <text:p>DICE</text:p>
          </table:table-cell>
          <table:table-cell office:value-type="string" table:style-name="ce1">
            <text:p>JACRD</text:p>
          </table:table-cell>
          <table:table-cell office:value-type="string" table:style-name="ce1">
            <text:p>AUC</text:p>
          </table:table-cell>
          <table:table-cell office:value-type="string" table:style-name="ce1">
            <text:p>KAPPA</text:p>
          </table:table-cell>
          <table:table-cell office:value-type="string" table:style-name="ce1">
            <text:p>RNDIND</text:p>
          </table:table-cell>
          <table:table-cell office:value-type="string" table:style-name="ce1">
            <text:p>ADJRIND</text:p>
          </table:table-cell>
          <table:table-cell office:value-type="string" table:style-name="ce1">
            <text:p>ICCORR</text:p>
          </table:table-cell>
          <table:table-cell office:value-type="string" table:style-name="ce1">
            <text:p>VOLSMTY</text:p>
          </table:table-cell>
          <table:table-cell office:value-type="string" table:style-name="ce1">
            <text:p>MAHLNBS</text:p>
          </table:table-cell>
          <table:table-cell office:value-type="string" table:style-name="ce1">
            <text:p>GCOERR</text:p>
          </table:table-cell>
          <table:table-cell office:value-type="string" table:style-name="ce1">
            <text:p>PROBDST</text:p>
          </table:table-cell>
          <table:table-cell office:value-type="string" table:style-name="ce1">
            <text:p>SNSVTY</text:p>
          </table:table-cell>
          <table:table-cell office:value-type="string" table:style-name="ce1">
            <text:p>SPCFTY</text:p>
          </table:table-cell>
          <table:table-cell office:value-type="string" table:style-name="ce1">
            <text:p>PRCISON</text:p>
          </table:table-cell>
          <table:table-cell office:value-type="string" table:style-name="ce1">
            <text:p>FMEASR</text:p>
          </table:table-cell>
          <table:table-cell office:value-type="string" table:style-name="ce1">
            <text:p>ACURCY</text:p>
          </table:table-cell>
          <table:table-cell office:value-type="string" table:style-name="ce1">
            <text:p>FALLOUT</text:p>
          </table:table-cell>
          <table:table-cell office:value-type="string" table:style-name="ce1">
            <text:p>TP</text:p>
          </table:table-cell>
          <table:table-cell office:value-type="string" table:style-name="ce1">
            <text:p>FP</text:p>
          </table:table-cell>
          <table:table-cell office:value-type="string" table:style-name="ce1">
            <text:p>TN</text:p>
          </table:table-cell>
          <table:table-cell office:value-type="string" table:style-name="ce1">
            <text:p>FN</text:p>
          </table:table-cell>
          <table:table-cell office:value-type="string" table:style-name="ce1">
            <text:p>LBLVOL</text:p>
          </table:table-cell>
          <table:table-cell office:value-type="string" table:style-name="ce1">
            <text:p>PRDVOL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Patient1</text:p>
          </table:table-cell>
          <table:table-cell office:value-type="string" table:style-name="ce1">
            <text:p>Structure</text:p>
          </table:table-cell>
          <table:table-cell office:value-type="float" office:value="0.95761613918199995" table:style-name="ce1">
            <text:p>0,957616139</text:p>
          </table:table-cell>
          <table:table-cell office:value-type="float" office:value="0.91867897727299996" table:style-name="ce1">
            <text:p>0,918678977</text:p>
          </table:table-cell>
          <table:table-cell office:value-type="float" office:value="0.97029188362999996" table:style-name="ce1">
            <text:p>0,970291884</text:p>
          </table:table-cell>
          <table:table-cell office:value-type="float" office:value="0.99175788946099996" table:style-name="ce1">
            <text:p>0,991757889</text:p>
          </table:table-cell>
          <table:table-cell office:value-type="float" office:value="0.983647861663" table:style-name="ce1">
            <text:p>0,983647862</text:p>
          </table:table-cell>
          <table:table-cell office:value-type="float" office:value="38.260548267700003" table:style-name="ce1">
            <text:p>38,26054827</text:p>
          </table:table-cell>
          <table:table-cell office:value-type="float" office:value="0.953050254155" table:style-name="ce1">
            <text:p>0,953050254</text:p>
          </table:table-cell>
          <table:table-cell office:value-type="float" office:value="0.98509058753400003" table:style-name="ce1">
            <text:p>0,985090588</text:p>
          </table:table-cell>
          <table:table-cell office:value-type="float" office:value="5.3914265033657302E-2" table:style-name="ce1">
            <text:p>0,053914265</text:p>
          </table:table-cell>
          <table:table-cell office:value-type="float" office:value="1.6165530148700001E-2" table:style-name="ce1">
            <text:p>0,01616553</text:p>
          </table:table-cell>
          <table:table-cell office:value-type="float" office:value="4.4259760340200002E-2" table:style-name="ce1">
            <text:p>0,04425976</text:p>
          </table:table-cell>
          <table:table-cell office:value-type="float" office:value="0.94354838709699995" table:style-name="ce1">
            <text:p>0,943548387</text:p>
          </table:table-cell>
          <table:table-cell office:value-type="float" office:value="0.99703538016399995" table:style-name="ce1">
            <text:p>0,99703538</text:p>
          </table:table-cell>
          <table:table-cell office:value-type="float" office:value="0.97210972401999995" table:style-name="ce1">
            <text:p>0,972109724</text:p>
          </table:table-cell>
          <table:table-cell office:value-type="float" office:value="0.95761613918199995" table:style-name="ce1">
            <text:p>0,957616139</text:p>
          </table:table-cell>
          <table:table-cell office:value-type="float" office:value="0.99175599999999997" table:style-name="ce1">
            <text:p>0,991756</text:p>
          </table:table-cell>
          <table:table-cell office:value-type="float" office:value="2.9646198363200002E-3" table:style-name="ce1">
            <text:p>0,00296462</text:p>
          </table:table-cell>
          <table:table-cell office:value-type="float" office:value="23283" table:style-name="ce1">
            <text:p>23283</text:p>
          </table:table-cell>
          <table:table-cell office:value-type="float" office:value="668" table:style-name="ce1">
            <text:p>668</text:p>
          </table:table-cell>
          <table:table-cell office:value-type="float" office:value="224656" table:style-name="ce1">
            <text:p>224656</text:p>
          </table:table-cell>
          <table:table-cell office:value-type="float" office:value="1393" table:style-name="ce1">
            <text:p>1393</text:p>
          </table:table-cell>
          <table:table-cell office:value-type="float" office:value="24676" table:style-name="ce1">
            <text:p>24676</text:p>
          </table:table-cell>
          <table:table-cell office:value-type="float" office:value="23951" table:style-name="ce1">
            <text:p>23951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shere5</text:p>
          </table:table-cell>
          <table:table-cell office:value-type="string" table:style-name="ce1">
            <text:p>Background</text:p>
          </table:table-cell>
          <table:table-cell office:value-type="float" office:value="0.995433931582" table:style-name="ce1">
            <text:p>0,995433932</text:p>
          </table:table-cell>
          <table:table-cell office:value-type="float" office:value="0.99090937159500003" table:style-name="ce1">
            <text:p>0,990909372</text:p>
          </table:table-cell>
          <table:table-cell office:value-type="float" office:value="0.97029188362999996" table:style-name="ce1">
            <text:p>0,970291884</text:p>
          </table:table-cell>
          <table:table-cell office:value-type="float" office:value="0.99175788946099996" table:style-name="ce1">
            <text:p>0,991757889</text:p>
          </table:table-cell>
          <table:table-cell office:value-type="float" office:value="0.983647861663" table:style-name="ce1">
            <text:p>0,983647862</text:p>
          </table:table-cell>
          <table:table-cell office:value-type="float" office:value="38.260548267700003" table:style-name="ce1">
            <text:p>38,26054827</text:p>
          </table:table-cell>
          <table:table-cell office:value-type="float" office:value="0.953050254155" table:style-name="ce1">
            <text:p>0,953050254</text:p>
          </table:table-cell>
          <table:table-cell office:value-type="float" office:value="0.99839378961500003" table:style-name="ce1">
            <text:p>0,99839379</text:p>
          </table:table-cell>
          <table:table-cell office:value-type="float" office:value="1.9400571957165901E-3" table:style-name="ce1">
            <text:p>0,001940057</text:p>
          </table:table-cell>
          <table:table-cell office:value-type="float" office:value="1.6165530148700001E-2" table:style-name="ce1">
            <text:p>0,01616553</text:p>
          </table:table-cell>
          <table:table-cell office:value-type="float" office:value="4.5870130332599998E-3" table:style-name="ce1">
            <text:p>0,004587013</text:p>
          </table:table-cell>
          <table:table-cell office:value-type="float" office:value="0.99703538016399995" table:style-name="ce1">
            <text:p>0,99703538</text:p>
          </table:table-cell>
          <table:table-cell office:value-type="float" office:value="0.94354838709699995" table:style-name="ce1">
            <text:p>0,943548387</text:p>
          </table:table-cell>
          <table:table-cell office:value-type="float" office:value="0.99383761927699998" table:style-name="ce1">
            <text:p>0,993837619</text:p>
          </table:table-cell>
          <table:table-cell office:value-type="float" office:value="0.995433931582" table:style-name="ce1">
            <text:p>0,995433932</text:p>
          </table:table-cell>
          <table:table-cell office:value-type="float" office:value="0.99175599999999997" table:style-name="ce1">
            <text:p>0,991756</text:p>
          </table:table-cell>
          <table:table-cell office:value-type="float" office:value="5.6451612903199999E-2" table:style-name="ce1">
            <text:p>0,056451613</text:p>
          </table:table-cell>
          <table:table-cell office:value-type="float" office:value="224656" table:style-name="ce1">
            <text:p>224656</text:p>
          </table:table-cell>
          <table:table-cell office:value-type="float" office:value="1393" table:style-name="ce1">
            <text:p>1393</text:p>
          </table:table-cell>
          <table:table-cell office:value-type="float" office:value="23283" table:style-name="ce1">
            <text:p>23283</text:p>
          </table:table-cell>
          <table:table-cell office:value-type="float" office:value="668" table:style-name="ce1">
            <text:p>668</text:p>
          </table:table-cell>
          <table:table-cell office:value-type="float" office:value="225324" table:style-name="ce1">
            <text:p>225324</text:p>
          </table:table-cell>
          <table:table-cell office:value-type="float" office:value="226049" table:style-name="ce1">
            <text:p>226049</text:p>
          </table:table-cell>
          <table:table-cell table:number-columns-repeated="1635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able:cell-range-source table:name="results13" table:last-column-spanned="25" table:last-row-spanned="3" xlink:href="C:\Users\Simu\PycharmProjects\MIALab\mialab\evaluation\mia-result\results.csv"/>
            <text:p>ID</text:p>
          </table:table-cell>
          <table:table-cell office:value-type="string" table:style-name="ce1">
            <text:p>LABEL</text:p>
          </table:table-cell>
          <table:table-cell office:value-type="string" table:style-name="ce1">
            <text:p>DICE</text:p>
          </table:table-cell>
          <table:table-cell office:value-type="string" table:style-name="ce1">
            <text:p>JACRD</text:p>
          </table:table-cell>
          <table:table-cell office:value-type="string" table:style-name="ce1">
            <text:p>AUC</text:p>
          </table:table-cell>
          <table:table-cell office:value-type="string" table:style-name="ce1">
            <text:p>KAPPA</text:p>
          </table:table-cell>
          <table:table-cell office:value-type="string" table:style-name="ce1">
            <text:p>RNDIND</text:p>
          </table:table-cell>
          <table:table-cell office:value-type="string" table:style-name="ce1">
            <text:p>ADJRIND</text:p>
          </table:table-cell>
          <table:table-cell office:value-type="string" table:style-name="ce1">
            <text:p>ICCORR</text:p>
          </table:table-cell>
          <table:table-cell office:value-type="string" table:style-name="ce1">
            <text:p>VOLSMTY</text:p>
          </table:table-cell>
          <table:table-cell office:value-type="string" table:style-name="ce1">
            <text:p>MAHLNBS</text:p>
          </table:table-cell>
          <table:table-cell office:value-type="string" table:style-name="ce1">
            <text:p>GCOERR</text:p>
          </table:table-cell>
          <table:table-cell office:value-type="string" table:style-name="ce1">
            <text:p>PROBDST</text:p>
          </table:table-cell>
          <table:table-cell office:value-type="string" table:style-name="ce1">
            <text:p>SNSVTY</text:p>
          </table:table-cell>
          <table:table-cell office:value-type="string" table:style-name="ce1">
            <text:p>SPCFTY</text:p>
          </table:table-cell>
          <table:table-cell office:value-type="string" table:style-name="ce1">
            <text:p>PRCISON</text:p>
          </table:table-cell>
          <table:table-cell office:value-type="string" table:style-name="ce1">
            <text:p>FMEASR</text:p>
          </table:table-cell>
          <table:table-cell office:value-type="string" table:style-name="ce1">
            <text:p>ACURCY</text:p>
          </table:table-cell>
          <table:table-cell office:value-type="string" table:style-name="ce1">
            <text:p>FALLOUT</text:p>
          </table:table-cell>
          <table:table-cell office:value-type="string" table:style-name="ce1">
            <text:p>TP</text:p>
          </table:table-cell>
          <table:table-cell office:value-type="string" table:style-name="ce1">
            <text:p>FP</text:p>
          </table:table-cell>
          <table:table-cell office:value-type="string" table:style-name="ce1">
            <text:p>TN</text:p>
          </table:table-cell>
          <table:table-cell office:value-type="string" table:style-name="ce1">
            <text:p>FN</text:p>
          </table:table-cell>
          <table:table-cell office:value-type="string" table:style-name="ce1">
            <text:p>LBLVOL</text:p>
          </table:table-cell>
          <table:table-cell office:value-type="string" table:style-name="ce1">
            <text:p>PRDVOL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Patient1</text:p>
          </table:table-cell>
          <table:table-cell office:value-type="string" table:style-name="ce1">
            <text:p>Structure</text:p>
          </table:table-cell>
          <table:table-cell office:value-type="float" office:value="0.92461932128000002" table:style-name="ce1">
            <text:p>0,924619321</text:p>
          </table:table-cell>
          <table:table-cell office:value-type="float" office:value="0.85980652207800001" table:style-name="ce1">
            <text:p>0,859806522</text:p>
          </table:table-cell>
          <table:table-cell office:value-type="float" office:value="0.96027357332300001" table:style-name="ce1">
            <text:p>0,960273573</text:p>
          </table:table-cell>
          <table:table-cell office:value-type="float" office:value="0.98558306439099996" table:style-name="ce1">
            <text:p>0,985583064</text:p>
          </table:table-cell>
          <table:table-cell office:value-type="float" office:value="0.97166122539699995" table:style-name="ce1">
            <text:p>0,971661225</text:p>
          </table:table-cell>
          <table:table-cell office:value-type="float" office:value="-4.0091392209399999" table:style-name="ce1">
            <text:p>-4,009139221</text:p>
          </table:table-cell>
          <table:table-cell office:value-type="float" office:value="0.91667397367400005" table:style-name="ce1">
            <text:p>0,916673974</text:p>
          </table:table-cell>
          <table:table-cell office:value-type="float" office:value="0.99530181635100001" table:style-name="ce1">
            <text:p>0,995301816</text:p>
          </table:table-cell>
          <table:table-cell office:value-type="float" office:value="5.1649878560561399E-2" table:style-name="ce1">
            <text:p>0,051649879</text:p>
          </table:table-cell>
          <table:table-cell office:value-type="float" office:value="2.80931363515E-2" table:style-name="ce1">
            <text:p>0,028093136</text:p>
          </table:table-cell>
          <table:table-cell office:value-type="float" office:value="8.1526177297900002E-2" table:style-name="ce1">
            <text:p>0,081526177</text:p>
          </table:table-cell>
          <table:table-cell office:value-type="float" office:value="0.92898385805200001" table:style-name="ce1">
            <text:p>0,928983858</text:p>
          </table:table-cell>
          <table:table-cell office:value-type="float" office:value="0.991563288594" table:style-name="ce1">
            <text:p>0,991563289</text:p>
          </table:table-cell>
          <table:table-cell office:value-type="float" office:value="0.92029560352399997" table:style-name="ce1">
            <text:p>0,920295604</text:p>
          </table:table-cell>
          <table:table-cell office:value-type="float" office:value="0.92461932128000002" table:style-name="ce1">
            <text:p>0,924619321</text:p>
          </table:table-cell>
          <table:table-cell office:value-type="float" office:value="0.98562399999999994" table:style-name="ce1">
            <text:p>0,985624</text:p>
          </table:table-cell>
          <table:table-cell office:value-type="float" office:value="8.4367114061300007E-3" table:style-name="ce1">
            <text:p>0,008436711</text:p>
          </table:table-cell>
          <table:table-cell office:value-type="float" office:value="22042" table:style-name="ce1">
            <text:p>22042</text:p>
          </table:table-cell>
          <table:table-cell office:value-type="float" office:value="1909" table:style-name="ce1">
            <text:p>1909</text:p>
          </table:table-cell>
          <table:table-cell office:value-type="float" office:value="224364" table:style-name="ce1">
            <text:p>224364</text:p>
          </table:table-cell>
          <table:table-cell office:value-type="float" office:value="1685" table:style-name="ce1">
            <text:p>1685</text:p>
          </table:table-cell>
          <table:table-cell office:value-type="float" office:value="23727" table:style-name="ce1">
            <text:p>23727</text:p>
          </table:table-cell>
          <table:table-cell office:value-type="float" office:value="23951" table:style-name="ce1">
            <text:p>23951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shere10</text:p>
          </table:table-cell>
          <table:table-cell office:value-type="string" table:style-name="ce1">
            <text:p>Background</text:p>
          </table:table-cell>
          <table:table-cell office:value-type="float" office:value="0.99205433297500001" table:style-name="ce1">
            <text:p>0,992054333</text:p>
          </table:table-cell>
          <table:table-cell office:value-type="float" office:value="0.98423393783099999" table:style-name="ce1">
            <text:p>0,984233938</text:p>
          </table:table-cell>
          <table:table-cell office:value-type="float" office:value="0.96027357332300001" table:style-name="ce1">
            <text:p>0,960273573</text:p>
          </table:table-cell>
          <table:table-cell office:value-type="float" office:value="0.98558306439099996" table:style-name="ce1">
            <text:p>0,985583064</text:p>
          </table:table-cell>
          <table:table-cell office:value-type="float" office:value="0.97166122539699995" table:style-name="ce1">
            <text:p>0,971661225</text:p>
          </table:table-cell>
          <table:table-cell office:value-type="float" office:value="-4.0091392209399999" table:style-name="ce1">
            <text:p>-4,009139221</text:p>
          </table:table-cell>
          <table:table-cell office:value-type="float" office:value="0.91667397367400005" table:style-name="ce1">
            <text:p>0,916673974</text:p>
          </table:table-cell>
          <table:table-cell office:value-type="float" office:value="0.99950477757" table:style-name="ce1">
            <text:p>0,999504778</text:p>
          </table:table-cell>
          <table:table-cell office:value-type="float" office:value="2.3276628904459399E-3" table:style-name="ce1">
            <text:p>0,002327663</text:p>
          </table:table-cell>
          <table:table-cell office:value-type="float" office:value="2.80931363515E-2" table:style-name="ce1">
            <text:p>0,028093136</text:p>
          </table:table-cell>
          <table:table-cell office:value-type="float" office:value="8.0093063058200003E-3" table:style-name="ce1">
            <text:p>0,008009306</text:p>
          </table:table-cell>
          <table:table-cell office:value-type="float" office:value="0.991563288594" table:style-name="ce1">
            <text:p>0,991563289</text:p>
          </table:table-cell>
          <table:table-cell office:value-type="float" office:value="0.92898385805200001" table:style-name="ce1">
            <text:p>0,928983858</text:p>
          </table:table-cell>
          <table:table-cell office:value-type="float" office:value="0.99254586395" table:style-name="ce1">
            <text:p>0,992545864</text:p>
          </table:table-cell>
          <table:table-cell office:value-type="float" office:value="0.99205433297500001" table:style-name="ce1">
            <text:p>0,992054333</text:p>
          </table:table-cell>
          <table:table-cell office:value-type="float" office:value="0.98562399999999994" table:style-name="ce1">
            <text:p>0,985624</text:p>
          </table:table-cell>
          <table:table-cell office:value-type="float" office:value="7.1016141948000003E-2" table:style-name="ce1">
            <text:p>0,071016142</text:p>
          </table:table-cell>
          <table:table-cell office:value-type="float" office:value="224364" table:style-name="ce1">
            <text:p>224364</text:p>
          </table:table-cell>
          <table:table-cell office:value-type="float" office:value="1685" table:style-name="ce1">
            <text:p>1685</text:p>
          </table:table-cell>
          <table:table-cell office:value-type="float" office:value="22042" table:style-name="ce1">
            <text:p>22042</text:p>
          </table:table-cell>
          <table:table-cell office:value-type="float" office:value="1909" table:style-name="ce1">
            <text:p>1909</text:p>
          </table:table-cell>
          <table:table-cell office:value-type="float" office:value="226273" table:style-name="ce1">
            <text:p>226273</text:p>
          </table:table-cell>
          <table:table-cell office:value-type="float" office:value="226049" table:style-name="ce1">
            <text:p>226049</text:p>
          </table:table-cell>
          <table:table-cell table:number-columns-repeated="1635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able:cell-range-source table:name="results14" table:last-column-spanned="25" table:last-row-spanned="3" xlink:href="C:\Users\Simu\PycharmProjects\MIALab\mialab\evaluation\mia-result\results.csv"/>
            <text:p>ID</text:p>
          </table:table-cell>
          <table:table-cell office:value-type="string" table:style-name="ce1">
            <text:p>LABEL</text:p>
          </table:table-cell>
          <table:table-cell office:value-type="string" table:style-name="ce1">
            <text:p>DICE</text:p>
          </table:table-cell>
          <table:table-cell office:value-type="string" table:style-name="ce1">
            <text:p>JACRD</text:p>
          </table:table-cell>
          <table:table-cell office:value-type="string" table:style-name="ce1">
            <text:p>AUC</text:p>
          </table:table-cell>
          <table:table-cell office:value-type="string" table:style-name="ce1">
            <text:p>KAPPA</text:p>
          </table:table-cell>
          <table:table-cell office:value-type="string" table:style-name="ce1">
            <text:p>RNDIND</text:p>
          </table:table-cell>
          <table:table-cell office:value-type="string" table:style-name="ce1">
            <text:p>ADJRIND</text:p>
          </table:table-cell>
          <table:table-cell office:value-type="string" table:style-name="ce1">
            <text:p>ICCORR</text:p>
          </table:table-cell>
          <table:table-cell office:value-type="string" table:style-name="ce1">
            <text:p>VOLSMTY</text:p>
          </table:table-cell>
          <table:table-cell office:value-type="string" table:style-name="ce1">
            <text:p>MAHLNBS</text:p>
          </table:table-cell>
          <table:table-cell office:value-type="string" table:style-name="ce1">
            <text:p>GCOERR</text:p>
          </table:table-cell>
          <table:table-cell office:value-type="string" table:style-name="ce1">
            <text:p>PROBDST</text:p>
          </table:table-cell>
          <table:table-cell office:value-type="string" table:style-name="ce1">
            <text:p>SNSVTY</text:p>
          </table:table-cell>
          <table:table-cell office:value-type="string" table:style-name="ce1">
            <text:p>SPCFTY</text:p>
          </table:table-cell>
          <table:table-cell office:value-type="string" table:style-name="ce1">
            <text:p>PRCISON</text:p>
          </table:table-cell>
          <table:table-cell office:value-type="string" table:style-name="ce1">
            <text:p>FMEASR</text:p>
          </table:table-cell>
          <table:table-cell office:value-type="string" table:style-name="ce1">
            <text:p>ACURCY</text:p>
          </table:table-cell>
          <table:table-cell office:value-type="string" table:style-name="ce1">
            <text:p>FALLOUT</text:p>
          </table:table-cell>
          <table:table-cell office:value-type="string" table:style-name="ce1">
            <text:p>TP</text:p>
          </table:table-cell>
          <table:table-cell office:value-type="string" table:style-name="ce1">
            <text:p>FP</text:p>
          </table:table-cell>
          <table:table-cell office:value-type="string" table:style-name="ce1">
            <text:p>TN</text:p>
          </table:table-cell>
          <table:table-cell office:value-type="string" table:style-name="ce1">
            <text:p>FN</text:p>
          </table:table-cell>
          <table:table-cell office:value-type="string" table:style-name="ce1">
            <text:p>LBLVOL</text:p>
          </table:table-cell>
          <table:table-cell office:value-type="string" table:style-name="ce1">
            <text:p>PRDVOL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Patient1</text:p>
          </table:table-cell>
          <table:table-cell office:value-type="string" table:style-name="ce1">
            <text:p>Structure</text:p>
          </table:table-cell>
          <table:table-cell office:value-type="float" office:value="0.894706559264" table:style-name="ce1">
            <text:p>0,894706559</text:p>
          </table:table-cell>
          <table:table-cell office:value-type="float" office:value="0.80947423217100001" table:style-name="ce1">
            <text:p>0,809474232</text:p>
          </table:table-cell>
          <table:table-cell office:value-type="float" office:value="0.93561594758099997" table:style-name="ce1">
            <text:p>0,935615948</text:p>
          </table:table-cell>
          <table:table-cell office:value-type="float" office:value="0.97951114828999997" table:style-name="ce1">
            <text:p>0,979511148</text:p>
          </table:table-cell>
          <table:table-cell office:value-type="float" office:value="0.959848011424" table:style-name="ce1">
            <text:p>0,959848011</text:p>
          </table:table-cell>
          <table:table-cell office:value-type="float" office:value="60.450888058499999" table:style-name="ce1">
            <text:p>60,45088806</text:p>
          </table:table-cell>
          <table:table-cell office:value-type="float" office:value="0.88335403764999998" table:style-name="ce1">
            <text:p>0,883354038</text:p>
          </table:table-cell>
          <table:table-cell office:value-type="float" office:value="0.98434160775900004" table:style-name="ce1">
            <text:p>0,984341608</text:p>
          </table:table-cell>
          <table:table-cell office:value-type="float" office:value="4.1427931058297097E-2" table:style-name="ce1">
            <text:p>0,041427931</text:p>
          </table:table-cell>
          <table:table-cell office:value-type="float" office:value="3.9505649511200003E-2" table:style-name="ce1">
            <text:p>0,03950565</text:p>
          </table:table-cell>
          <table:table-cell office:value-type="float" office:value="0.11768488746" table:style-name="ce1">
            <text:p>0,117684887</text:p>
          </table:table-cell>
          <table:table-cell office:value-type="float" office:value="0.88091287986099998" table:style-name="ce1">
            <text:p>0,88091288</text:p>
          </table:table-cell>
          <table:table-cell office:value-type="float" office:value="0.99031901529999999" table:style-name="ce1">
            <text:p>0,990319015</text:p>
          </table:table-cell>
          <table:table-cell office:value-type="float" office:value="0.90893908396300005" table:style-name="ce1">
            <text:p>0,908939084</text:p>
          </table:table-cell>
          <table:table-cell office:value-type="float" office:value="0.894706559264" table:style-name="ce1">
            <text:p>0,894706559</text:p>
          </table:table-cell>
          <table:table-cell office:value-type="float" office:value="0.97950400000000004" table:style-name="ce1">
            <text:p>0,979504</text:p>
          </table:table-cell>
          <table:table-cell office:value-type="float" office:value="9.6809846995199993E-3" table:style-name="ce1">
            <text:p>0,009680985</text:p>
          </table:table-cell>
          <table:table-cell office:value-type="float" office:value="21770" table:style-name="ce1">
            <text:p>21770</text:p>
          </table:table-cell>
          <table:table-cell office:value-type="float" office:value="2181" table:style-name="ce1">
            <text:p>2181</text:p>
          </table:table-cell>
          <table:table-cell office:value-type="float" office:value="223106" table:style-name="ce1">
            <text:p>223106</text:p>
          </table:table-cell>
          <table:table-cell office:value-type="float" office:value="2943" table:style-name="ce1">
            <text:p>2943</text:p>
          </table:table-cell>
          <table:table-cell office:value-type="float" office:value="24713" table:style-name="ce1">
            <text:p>24713</text:p>
          </table:table-cell>
          <table:table-cell office:value-type="float" office:value="23951" table:style-name="ce1">
            <text:p>23951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shere15</text:p>
          </table:table-cell>
          <table:table-cell office:value-type="string" table:style-name="ce1">
            <text:p>Background</text:p>
          </table:table-cell>
          <table:table-cell office:value-type="float" office:value="0.988647039013" table:style-name="ce1">
            <text:p>0,988647039</text:p>
          </table:table-cell>
          <table:table-cell office:value-type="float" office:value="0.977548963765" table:style-name="ce1">
            <text:p>0,977548964</text:p>
          </table:table-cell>
          <table:table-cell office:value-type="float" office:value="0.93561594758099997" table:style-name="ce1">
            <text:p>0,935615948</text:p>
          </table:table-cell>
          <table:table-cell office:value-type="float" office:value="0.97951114828999997" table:style-name="ce1">
            <text:p>0,979511148</text:p>
          </table:table-cell>
          <table:table-cell office:value-type="float" office:value="0.959848011424" table:style-name="ce1">
            <text:p>0,959848011</text:p>
          </table:table-cell>
          <table:table-cell office:value-type="float" office:value="60.450888058499999" table:style-name="ce1">
            <text:p>60,45088806</text:p>
          </table:table-cell>
          <table:table-cell office:value-type="float" office:value="0.88335403764999998" table:style-name="ce1">
            <text:p>0,883354038</text:p>
          </table:table-cell>
          <table:table-cell office:value-type="float" office:value="0.99831167910399998" table:style-name="ce1">
            <text:p>0,998311679</text:p>
          </table:table-cell>
          <table:table-cell office:value-type="float" office:value="1.3995029317052899E-3" table:style-name="ce1">
            <text:p>0,001399503</text:p>
          </table:table-cell>
          <table:table-cell office:value-type="float" office:value="3.9505649511200003E-2" table:style-name="ce1">
            <text:p>0,03950565</text:p>
          </table:table-cell>
          <table:table-cell office:value-type="float" office:value="1.14833307934E-2" table:style-name="ce1">
            <text:p>0,011483331</text:p>
          </table:table-cell>
          <table:table-cell office:value-type="float" office:value="0.99031901529999999" table:style-name="ce1">
            <text:p>0,990319015</text:p>
          </table:table-cell>
          <table:table-cell office:value-type="float" office:value="0.88091287986099998" table:style-name="ce1">
            <text:p>0,88091288</text:p>
          </table:table-cell>
          <table:table-cell office:value-type="float" office:value="0.98698069887499995" table:style-name="ce1">
            <text:p>0,986980699</text:p>
          </table:table-cell>
          <table:table-cell office:value-type="float" office:value="0.988647039013" table:style-name="ce1">
            <text:p>0,988647039</text:p>
          </table:table-cell>
          <table:table-cell office:value-type="float" office:value="0.97950400000000004" table:style-name="ce1">
            <text:p>0,979504</text:p>
          </table:table-cell>
          <table:table-cell office:value-type="float" office:value="0.119087120139" table:style-name="ce1">
            <text:p>0,11908712</text:p>
          </table:table-cell>
          <table:table-cell office:value-type="float" office:value="223106" table:style-name="ce1">
            <text:p>223106</text:p>
          </table:table-cell>
          <table:table-cell office:value-type="float" office:value="2943" table:style-name="ce1">
            <text:p>2943</text:p>
          </table:table-cell>
          <table:table-cell office:value-type="float" office:value="21770" table:style-name="ce1">
            <text:p>21770</text:p>
          </table:table-cell>
          <table:table-cell office:value-type="float" office:value="2181" table:style-name="ce1">
            <text:p>2181</text:p>
          </table:table-cell>
          <table:table-cell office:value-type="float" office:value="225287" table:style-name="ce1">
            <text:p>225287</text:p>
          </table:table-cell>
          <table:table-cell office:value-type="float" office:value="226049" table:style-name="ce1">
            <text:p>226049</text:p>
          </table:table-cell>
          <table:table-cell table:number-columns-repeated="1635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able:cell-range-source table:name="results15" table:last-column-spanned="25" table:last-row-spanned="3" xlink:href="C:\Users\Simu\PycharmProjects\MIALab\mialab\evaluation\mia-result\results.csv"/>
            <text:p>ID</text:p>
          </table:table-cell>
          <table:table-cell office:value-type="string" table:style-name="ce1">
            <text:p>LABEL</text:p>
          </table:table-cell>
          <table:table-cell office:value-type="string" table:style-name="ce1">
            <text:p>DICE</text:p>
          </table:table-cell>
          <table:table-cell office:value-type="string" table:style-name="ce1">
            <text:p>JACRD</text:p>
          </table:table-cell>
          <table:table-cell office:value-type="string" table:style-name="ce1">
            <text:p>AUC</text:p>
          </table:table-cell>
          <table:table-cell office:value-type="string" table:style-name="ce1">
            <text:p>KAPPA</text:p>
          </table:table-cell>
          <table:table-cell office:value-type="string" table:style-name="ce1">
            <text:p>RNDIND</text:p>
          </table:table-cell>
          <table:table-cell office:value-type="string" table:style-name="ce1">
            <text:p>ADJRIND</text:p>
          </table:table-cell>
          <table:table-cell office:value-type="string" table:style-name="ce1">
            <text:p>ICCORR</text:p>
          </table:table-cell>
          <table:table-cell office:value-type="string" table:style-name="ce1">
            <text:p>VOLSMTY</text:p>
          </table:table-cell>
          <table:table-cell office:value-type="string" table:style-name="ce1">
            <text:p>MAHLNBS</text:p>
          </table:table-cell>
          <table:table-cell office:value-type="string" table:style-name="ce1">
            <text:p>GCOERR</text:p>
          </table:table-cell>
          <table:table-cell office:value-type="string" table:style-name="ce1">
            <text:p>PROBDST</text:p>
          </table:table-cell>
          <table:table-cell office:value-type="string" table:style-name="ce1">
            <text:p>SNSVTY</text:p>
          </table:table-cell>
          <table:table-cell office:value-type="string" table:style-name="ce1">
            <text:p>SPCFTY</text:p>
          </table:table-cell>
          <table:table-cell office:value-type="string" table:style-name="ce1">
            <text:p>PRCISON</text:p>
          </table:table-cell>
          <table:table-cell office:value-type="string" table:style-name="ce1">
            <text:p>FMEASR</text:p>
          </table:table-cell>
          <table:table-cell office:value-type="string" table:style-name="ce1">
            <text:p>ACURCY</text:p>
          </table:table-cell>
          <table:table-cell office:value-type="string" table:style-name="ce1">
            <text:p>FALLOUT</text:p>
          </table:table-cell>
          <table:table-cell office:value-type="string" table:style-name="ce1">
            <text:p>TP</text:p>
          </table:table-cell>
          <table:table-cell office:value-type="string" table:style-name="ce1">
            <text:p>FP</text:p>
          </table:table-cell>
          <table:table-cell office:value-type="string" table:style-name="ce1">
            <text:p>TN</text:p>
          </table:table-cell>
          <table:table-cell office:value-type="string" table:style-name="ce1">
            <text:p>FN</text:p>
          </table:table-cell>
          <table:table-cell office:value-type="string" table:style-name="ce1">
            <text:p>LBLVOL</text:p>
          </table:table-cell>
          <table:table-cell office:value-type="string" table:style-name="ce1">
            <text:p>PRDVOL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Patient1</text:p>
          </table:table-cell>
          <table:table-cell office:value-type="string" table:style-name="ce1">
            <text:p>Structure</text:p>
          </table:table-cell>
          <table:table-cell office:value-type="float" office:value="0.865289341145" table:style-name="ce1">
            <text:p>0,865289341</text:p>
          </table:table-cell>
          <table:table-cell office:value-type="float" office:value="0.76256386100899998" table:style-name="ce1">
            <text:p>0,762563861</text:p>
          </table:table-cell>
          <table:table-cell office:value-type="float" office:value="0.91968911553400001" table:style-name="ce1">
            <text:p>0,919689116</text:p>
          </table:table-cell>
          <table:table-cell office:value-type="float" office:value="0.97379553244899997" table:style-name="ce1">
            <text:p>0,973795532</text:p>
          </table:table-cell>
          <table:table-cell office:value-type="float" office:value="0.94894993368799996" table:style-name="ce1">
            <text:p>0,948949934</text:p>
          </table:table-cell>
          <table:table-cell office:value-type="float" office:value="93.158994236599995" table:style-name="ce1">
            <text:p>93,15899424</text:p>
          </table:table-cell>
          <table:table-cell office:value-type="float" office:value="0.850771388134" table:style-name="ce1">
            <text:p>0,850771388</text:p>
          </table:table-cell>
          <table:table-cell office:value-type="float" office:value="0.98472607667800005" table:style-name="ce1">
            <text:p>0,984726077</text:p>
          </table:table-cell>
          <table:table-cell office:value-type="float" office:value="4.1825247020736499E-2" table:style-name="ce1">
            <text:p>0,041825247</text:p>
          </table:table-cell>
          <table:table-cell office:value-type="float" office:value="5.0118526855199998E-2" table:style-name="ce1">
            <text:p>0,050118527</text:p>
          </table:table-cell>
          <table:table-cell office:value-type="float" office:value="0.15568279007899999" table:style-name="ce1">
            <text:p>0,15568279</text:p>
          </table:table-cell>
          <table:table-cell office:value-type="float" office:value="0.852271806917" table:style-name="ce1">
            <text:p>0,852271807</text:p>
          </table:table-cell>
          <table:table-cell office:value-type="float" office:value="0.98710642415200001" table:style-name="ce1">
            <text:p>0,987106424</text:p>
          </table:table-cell>
          <table:table-cell office:value-type="float" office:value="0.87871070101500004" table:style-name="ce1">
            <text:p>0,878710701</text:p>
          </table:table-cell>
          <table:table-cell office:value-type="float" office:value="0.865289341145" table:style-name="ce1">
            <text:p>0,865289341</text:p>
          </table:table-cell>
          <table:table-cell office:value-type="float" office:value="0.97378799999999999" table:style-name="ce1">
            <text:p>0,973788</text:p>
          </table:table-cell>
          <table:table-cell office:value-type="float" office:value="1.2893575847999999E-2" table:style-name="ce1">
            <text:p>0,012893576</text:p>
          </table:table-cell>
          <table:table-cell office:value-type="float" office:value="21046" table:style-name="ce1">
            <text:p>21046</text:p>
          </table:table-cell>
          <table:table-cell office:value-type="float" office:value="2905" table:style-name="ce1">
            <text:p>2905</text:p>
          </table:table-cell>
          <table:table-cell office:value-type="float" office:value="222401" table:style-name="ce1">
            <text:p>222401</text:p>
          </table:table-cell>
          <table:table-cell office:value-type="float" office:value="3648" table:style-name="ce1">
            <text:p>3648</text:p>
          </table:table-cell>
          <table:table-cell office:value-type="float" office:value="24694" table:style-name="ce1">
            <text:p>24694</text:p>
          </table:table-cell>
          <table:table-cell office:value-type="float" office:value="23951" table:style-name="ce1">
            <text:p>23951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shere20</text:p>
          </table:table-cell>
          <table:table-cell office:value-type="string" table:style-name="ce1">
            <text:p>Background</text:p>
          </table:table-cell>
          <table:table-cell office:value-type="float" office:value="0.98548149461099999" table:style-name="ce1">
            <text:p>0,985481495</text:p>
          </table:table-cell>
          <table:table-cell office:value-type="float" office:value="0.97137853018499998" table:style-name="ce1">
            <text:p>0,97137853</text:p>
          </table:table-cell>
          <table:table-cell office:value-type="float" office:value="0.91968911553400001" table:style-name="ce1">
            <text:p>0,919689116</text:p>
          </table:table-cell>
          <table:table-cell office:value-type="float" office:value="0.97379553244899997" table:style-name="ce1">
            <text:p>0,973795532</text:p>
          </table:table-cell>
          <table:table-cell office:value-type="float" office:value="0.94894993368799996" table:style-name="ce1">
            <text:p>0,948949934</text:p>
          </table:table-cell>
          <table:table-cell office:value-type="float" office:value="93.158994236599995" table:style-name="ce1">
            <text:p>93,15899424</text:p>
          </table:table-cell>
          <table:table-cell office:value-type="float" office:value="0.850771388134" table:style-name="ce1">
            <text:p>0,850771388</text:p>
          </table:table-cell>
          <table:table-cell office:value-type="float" office:value="0.998353845643" table:style-name="ce1">
            <text:p>0,998353846</text:p>
          </table:table-cell>
          <table:table-cell office:value-type="float" office:value="1.4345492335749901E-3" table:style-name="ce1">
            <text:p>0,001434549</text:p>
          </table:table-cell>
          <table:table-cell office:value-type="float" office:value="5.0118526855199998E-2" table:style-name="ce1">
            <text:p>0,050118527</text:p>
          </table:table-cell>
          <table:table-cell office:value-type="float" office:value="1.4732397786000001E-2" table:style-name="ce1">
            <text:p>0,014732398</text:p>
          </table:table-cell>
          <table:table-cell office:value-type="float" office:value="0.98710642415200001" table:style-name="ce1">
            <text:p>0,987106424</text:p>
          </table:table-cell>
          <table:table-cell office:value-type="float" office:value="0.852271806917" table:style-name="ce1">
            <text:p>0,852271807</text:p>
          </table:table-cell>
          <table:table-cell office:value-type="float" office:value="0.98386190604699997" table:style-name="ce1">
            <text:p>0,983861906</text:p>
          </table:table-cell>
          <table:table-cell office:value-type="float" office:value="0.98548149461099999" table:style-name="ce1">
            <text:p>0,985481495</text:p>
          </table:table-cell>
          <table:table-cell office:value-type="float" office:value="0.97378799999999999" table:style-name="ce1">
            <text:p>0,973788</text:p>
          </table:table-cell>
          <table:table-cell office:value-type="float" office:value="0.147728193083" table:style-name="ce1">
            <text:p>0,147728193</text:p>
          </table:table-cell>
          <table:table-cell office:value-type="float" office:value="222401" table:style-name="ce1">
            <text:p>222401</text:p>
          </table:table-cell>
          <table:table-cell office:value-type="float" office:value="3648" table:style-name="ce1">
            <text:p>3648</text:p>
          </table:table-cell>
          <table:table-cell office:value-type="float" office:value="21046" table:style-name="ce1">
            <text:p>21046</text:p>
          </table:table-cell>
          <table:table-cell office:value-type="float" office:value="2905" table:style-name="ce1">
            <text:p>2905</text:p>
          </table:table-cell>
          <table:table-cell office:value-type="float" office:value="225306" table:style-name="ce1">
            <text:p>225306</text:p>
          </table:table-cell>
          <table:table-cell office:value-type="float" office:value="226049" table:style-name="ce1">
            <text:p>226049</text:p>
          </table:table-cell>
          <table:table-cell table:number-columns-repeated="1635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able:cell-range-source table:name="results16" table:last-column-spanned="25" table:last-row-spanned="3" xlink:href="C:\Users\Simu\PycharmProjects\MIALab\mialab\evaluation\mia-result\results.csv"/>
            <text:p>ID</text:p>
          </table:table-cell>
          <table:table-cell office:value-type="string" table:style-name="ce1">
            <text:p>LABEL</text:p>
          </table:table-cell>
          <table:table-cell office:value-type="string" table:style-name="ce1">
            <text:p>DICE</text:p>
          </table:table-cell>
          <table:table-cell office:value-type="string" table:style-name="ce1">
            <text:p>JACRD</text:p>
          </table:table-cell>
          <table:table-cell office:value-type="string" table:style-name="ce1">
            <text:p>AUC</text:p>
          </table:table-cell>
          <table:table-cell office:value-type="string" table:style-name="ce1">
            <text:p>KAPPA</text:p>
          </table:table-cell>
          <table:table-cell office:value-type="string" table:style-name="ce1">
            <text:p>RNDIND</text:p>
          </table:table-cell>
          <table:table-cell office:value-type="string" table:style-name="ce1">
            <text:p>ADJRIND</text:p>
          </table:table-cell>
          <table:table-cell office:value-type="string" table:style-name="ce1">
            <text:p>ICCORR</text:p>
          </table:table-cell>
          <table:table-cell office:value-type="string" table:style-name="ce1">
            <text:p>VOLSMTY</text:p>
          </table:table-cell>
          <table:table-cell office:value-type="string" table:style-name="ce1">
            <text:p>MAHLNBS</text:p>
          </table:table-cell>
          <table:table-cell office:value-type="string" table:style-name="ce1">
            <text:p>GCOERR</text:p>
          </table:table-cell>
          <table:table-cell office:value-type="string" table:style-name="ce1">
            <text:p>PROBDST</text:p>
          </table:table-cell>
          <table:table-cell office:value-type="string" table:style-name="ce1">
            <text:p>SNSVTY</text:p>
          </table:table-cell>
          <table:table-cell office:value-type="string" table:style-name="ce1">
            <text:p>SPCFTY</text:p>
          </table:table-cell>
          <table:table-cell office:value-type="string" table:style-name="ce1">
            <text:p>PRCISON</text:p>
          </table:table-cell>
          <table:table-cell office:value-type="string" table:style-name="ce1">
            <text:p>FMEASR</text:p>
          </table:table-cell>
          <table:table-cell office:value-type="string" table:style-name="ce1">
            <text:p>ACURCY</text:p>
          </table:table-cell>
          <table:table-cell office:value-type="string" table:style-name="ce1">
            <text:p>FALLOUT</text:p>
          </table:table-cell>
          <table:table-cell office:value-type="string" table:style-name="ce1">
            <text:p>TP</text:p>
          </table:table-cell>
          <table:table-cell office:value-type="string" table:style-name="ce1">
            <text:p>FP</text:p>
          </table:table-cell>
          <table:table-cell office:value-type="string" table:style-name="ce1">
            <text:p>TN</text:p>
          </table:table-cell>
          <table:table-cell office:value-type="string" table:style-name="ce1">
            <text:p>FN</text:p>
          </table:table-cell>
          <table:table-cell office:value-type="string" table:style-name="ce1">
            <text:p>LBLVOL</text:p>
          </table:table-cell>
          <table:table-cell office:value-type="string" table:style-name="ce1">
            <text:p>PRDVOL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Patient1</text:p>
          </table:table-cell>
          <table:table-cell office:value-type="string" table:style-name="ce1">
            <text:p>Structure</text:p>
          </table:table-cell>
          <table:table-cell office:value-type="float" office:value="0.47091702426900001" table:style-name="ce1">
            <text:p>0,470917024</text:p>
          </table:table-cell>
          <table:table-cell office:value-type="float" office:value="0.30797349244200001" table:style-name="ce1">
            <text:p>0,307973492</text:p>
          </table:table-cell>
          <table:table-cell office:value-type="float" office:value="0.68228761409799998" table:style-name="ce1">
            <text:p>0,682287614</text:p>
          </table:table-cell>
          <table:table-cell office:value-type="float" office:value="0.88518783397800005" table:style-name="ce1">
            <text:p>0,885187834</text:p>
          </table:table-cell>
          <table:table-cell office:value-type="float" office:value="0.99896067680300005" table:style-name="ce1">
            <text:p>0,998960677</text:p>
          </table:table-cell>
          <table:table-cell office:value-type="float" office:value="0.95968299189100004" table:style-name="ce1">
            <text:p>0,959682992</text:p>
          </table:table-cell>
          <table:table-cell office:value-type="float" office:value="0.40490859149899999" table:style-name="ce1">
            <text:p>0,404908591</text:p>
          </table:table-cell>
          <table:table-cell office:value-type="float" office:value="0.86369045472600003" table:style-name="ce1">
            <text:p>0,863690455</text:p>
          </table:table-cell>
          <table:table-cell office:value-type="float" office:value="0.37577910249901503" table:style-name="ce1">
            <text:p>0,375779102</text:p>
          </table:table-cell>
          <table:table-cell office:value-type="float" office:value="5.6912830121300002E-2" table:style-name="ce1">
            <text:p>0,05691283</text:p>
          </table:table-cell>
          <table:table-cell office:value-type="float" office:value="1.12351634888" table:style-name="ce1">
            <text:p>1,123516349</text:p>
          </table:table-cell>
          <table:table-cell office:value-type="float" office:value="0.41442670813400001" table:style-name="ce1">
            <text:p>0,414426708</text:p>
          </table:table-cell>
          <table:table-cell office:value-type="float" office:value="0.95014852006299999" table:style-name="ce1">
            <text:p>0,95014852</text:p>
          </table:table-cell>
          <table:table-cell office:value-type="float" office:value="0.54523819464699996" table:style-name="ce1">
            <text:p>0,545238195</text:p>
          </table:table-cell>
          <table:table-cell office:value-type="float" office:value="0.47091702426900001" table:style-name="ce1">
            <text:p>0,470917024</text:p>
          </table:table-cell>
          <table:table-cell office:value-type="float" office:value="0.88262399999999996" table:style-name="ce1">
            <text:p>0,882624</text:p>
          </table:table-cell>
          <table:table-cell office:value-type="float" office:value="4.9851479937200002E-2" table:style-name="ce1">
            <text:p>0,04985148</text:p>
          </table:table-cell>
          <table:table-cell office:value-type="float" office:value="13059" table:style-name="ce1">
            <text:p>13059</text:p>
          </table:table-cell>
          <table:table-cell office:value-type="float" office:value="10892" table:style-name="ce1">
            <text:p>10892</text:p>
          </table:table-cell>
          <table:table-cell office:value-type="float" office:value="207597" table:style-name="ce1">
            <text:p>207597</text:p>
          </table:table-cell>
          <table:table-cell office:value-type="float" office:value="18452" table:style-name="ce1">
            <text:p>18452</text:p>
          </table:table-cell>
          <table:table-cell office:value-type="float" office:value="31511" table:style-name="ce1">
            <text:p>31511</text:p>
          </table:table-cell>
          <table:table-cell office:value-type="float" office:value="23951" table:style-name="ce1">
            <text:p>23951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uscl10</text:p>
          </table:table-cell>
          <table:table-cell office:value-type="string" table:style-name="ce1">
            <text:p>Background</text:p>
          </table:table-cell>
          <table:table-cell office:value-type="float" office:value="0.93398989512700004" table:style-name="ce1">
            <text:p>0,933989895</text:p>
          </table:table-cell>
          <table:table-cell office:value-type="float" office:value="0.87615482335299999" table:style-name="ce1">
            <text:p>0,876154823</text:p>
          </table:table-cell>
          <table:table-cell office:value-type="float" office:value="0.68228761409799998" table:style-name="ce1">
            <text:p>0,682287614</text:p>
          </table:table-cell>
          <table:table-cell office:value-type="float" office:value="0.88518783397800005" table:style-name="ce1">
            <text:p>0,885187834</text:p>
          </table:table-cell>
          <table:table-cell office:value-type="float" office:value="0.99896067680300005" table:style-name="ce1">
            <text:p>0,998960677</text:p>
          </table:table-cell>
          <table:table-cell office:value-type="float" office:value="0.95968299189100004" table:style-name="ce1">
            <text:p>0,959682992</text:p>
          </table:table-cell>
          <table:table-cell office:value-type="float" office:value="0.40490859149899999" table:style-name="ce1">
            <text:p>0,404908591</text:p>
          </table:table-cell>
          <table:table-cell office:value-type="float" office:value="0.982993579851" table:style-name="ce1">
            <text:p>0,98299358</text:p>
          </table:table-cell>
          <table:table-cell office:value-type="float" office:value="1.71410699332488E-2" table:style-name="ce1">
            <text:p>0,01714107</text:p>
          </table:table-cell>
          <table:table-cell office:value-type="float" office:value="5.6912830121300002E-2" table:style-name="ce1">
            <text:p>0,05691283</text:p>
          </table:table-cell>
          <table:table-cell office:value-type="float" office:value="7.0675395116500006E-2" table:style-name="ce1">
            <text:p>0,070675395</text:p>
          </table:table-cell>
          <table:table-cell office:value-type="float" office:value="0.95014852006299999" table:style-name="ce1">
            <text:p>0,95014852</text:p>
          </table:table-cell>
          <table:table-cell office:value-type="float" office:value="0.41442670813400001" table:style-name="ce1">
            <text:p>0,414426708</text:p>
          </table:table-cell>
          <table:table-cell office:value-type="float" office:value="0.91837168047600004" table:style-name="ce1">
            <text:p>0,91837168</text:p>
          </table:table-cell>
          <table:table-cell office:value-type="float" office:value="0.93398989512700004" table:style-name="ce1">
            <text:p>0,933989895</text:p>
          </table:table-cell>
          <table:table-cell office:value-type="float" office:value="0.88262399999999996" table:style-name="ce1">
            <text:p>0,882624</text:p>
          </table:table-cell>
          <table:table-cell office:value-type="float" office:value="0.58557329186600005" table:style-name="ce1">
            <text:p>0,585573292</text:p>
          </table:table-cell>
          <table:table-cell office:value-type="float" office:value="207597" table:style-name="ce1">
            <text:p>207597</text:p>
          </table:table-cell>
          <table:table-cell office:value-type="float" office:value="18452" table:style-name="ce1">
            <text:p>18452</text:p>
          </table:table-cell>
          <table:table-cell office:value-type="float" office:value="13059" table:style-name="ce1">
            <text:p>13059</text:p>
          </table:table-cell>
          <table:table-cell office:value-type="float" office:value="10892" table:style-name="ce1">
            <text:p>10892</text:p>
          </table:table-cell>
          <table:table-cell office:value-type="float" office:value="218489" table:style-name="ce1">
            <text:p>218489</text:p>
          </table:table-cell>
          <table:table-cell office:value-type="float" office:value="226049" table:style-name="ce1">
            <text:p>226049</text:p>
          </table:table-cell>
          <table:table-cell table:number-columns-repeated="1635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able:cell-range-source table:name="results17" table:last-column-spanned="25" table:last-row-spanned="3" xlink:href="C:\Users\Simu\PycharmProjects\MIALab\mialab\evaluation\mia-result\results.csv"/>
            <text:p>ID</text:p>
          </table:table-cell>
          <table:table-cell office:value-type="string" table:style-name="ce1">
            <text:p>LABEL</text:p>
          </table:table-cell>
          <table:table-cell office:value-type="string" table:style-name="ce1">
            <text:p>DICE</text:p>
          </table:table-cell>
          <table:table-cell office:value-type="string" table:style-name="ce1">
            <text:p>JACRD</text:p>
          </table:table-cell>
          <table:table-cell office:value-type="string" table:style-name="ce1">
            <text:p>AUC</text:p>
          </table:table-cell>
          <table:table-cell office:value-type="string" table:style-name="ce1">
            <text:p>KAPPA</text:p>
          </table:table-cell>
          <table:table-cell office:value-type="string" table:style-name="ce1">
            <text:p>RNDIND</text:p>
          </table:table-cell>
          <table:table-cell office:value-type="string" table:style-name="ce1">
            <text:p>ADJRIND</text:p>
          </table:table-cell>
          <table:table-cell office:value-type="string" table:style-name="ce1">
            <text:p>ICCORR</text:p>
          </table:table-cell>
          <table:table-cell office:value-type="string" table:style-name="ce1">
            <text:p>VOLSMTY</text:p>
          </table:table-cell>
          <table:table-cell office:value-type="string" table:style-name="ce1">
            <text:p>MAHLNBS</text:p>
          </table:table-cell>
          <table:table-cell office:value-type="string" table:style-name="ce1">
            <text:p>GCOERR</text:p>
          </table:table-cell>
          <table:table-cell office:value-type="string" table:style-name="ce1">
            <text:p>PROBDST</text:p>
          </table:table-cell>
          <table:table-cell office:value-type="string" table:style-name="ce1">
            <text:p>SNSVTY</text:p>
          </table:table-cell>
          <table:table-cell office:value-type="string" table:style-name="ce1">
            <text:p>SPCFTY</text:p>
          </table:table-cell>
          <table:table-cell office:value-type="string" table:style-name="ce1">
            <text:p>PRCISON</text:p>
          </table:table-cell>
          <table:table-cell office:value-type="string" table:style-name="ce1">
            <text:p>FMEASR</text:p>
          </table:table-cell>
          <table:table-cell office:value-type="string" table:style-name="ce1">
            <text:p>ACURCY</text:p>
          </table:table-cell>
          <table:table-cell office:value-type="string" table:style-name="ce1">
            <text:p>FALLOUT</text:p>
          </table:table-cell>
          <table:table-cell office:value-type="string" table:style-name="ce1">
            <text:p>TP</text:p>
          </table:table-cell>
          <table:table-cell office:value-type="string" table:style-name="ce1">
            <text:p>FP</text:p>
          </table:table-cell>
          <table:table-cell office:value-type="string" table:style-name="ce1">
            <text:p>TN</text:p>
          </table:table-cell>
          <table:table-cell office:value-type="string" table:style-name="ce1">
            <text:p>FN</text:p>
          </table:table-cell>
          <table:table-cell office:value-type="string" table:style-name="ce1">
            <text:p>LBLVOL</text:p>
          </table:table-cell>
          <table:table-cell office:value-type="string" table:style-name="ce1">
            <text:p>PRDVOL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Patient1</text:p>
          </table:table-cell>
          <table:table-cell office:value-type="string" table:style-name="ce1">
            <text:p>Structure</text:p>
          </table:table-cell>
          <table:table-cell office:value-type="float" office:value="0.39138186323399998" table:style-name="ce1">
            <text:p>0,391381863</text:p>
          </table:table-cell>
          <table:table-cell office:value-type="float" office:value="0.24330315212100001" table:style-name="ce1">
            <text:p>0,243303152</text:p>
          </table:table-cell>
          <table:table-cell office:value-type="float" office:value="0.626862734458" table:style-name="ce1">
            <text:p>0,626862734</text:p>
          </table:table-cell>
          <table:table-cell office:value-type="float" office:value="0.83696250297200003" table:style-name="ce1">
            <text:p>0,836962503</text:p>
          </table:table-cell>
          <table:table-cell office:value-type="float" office:value="1.0045463899" table:style-name="ce1">
            <text:p>1,00454639</text:p>
          </table:table-cell>
          <table:table-cell office:value-type="float" office:value="1.1338008337300001" table:style-name="ce1">
            <text:p>1,133800834</text:p>
          </table:table-cell>
          <table:table-cell office:value-type="float" office:value="0.298528221599" table:style-name="ce1">
            <text:p>0,298528222</text:p>
          </table:table-cell>
          <table:table-cell office:value-type="float" office:value="0.7237482247" table:style-name="ce1">
            <text:p>0,723748225</text:p>
          </table:table-cell>
          <table:table-cell office:value-type="float" office:value="0.35754935171549601" table:style-name="ce1">
            <text:p>0,357549352</text:p>
          </table:table-cell>
          <table:table-cell office:value-type="float" office:value="5.8876226004700001E-2" table:style-name="ce1">
            <text:p>0,058876226</text:p>
          </table:table-cell>
          <table:table-cell office:value-type="float" office:value="1.5550494132199999" table:style-name="ce1">
            <text:p>1,555049413</text:p>
          </table:table-cell>
          <table:table-cell office:value-type="float" office:value="0.306665088197" table:style-name="ce1">
            <text:p>0,306665088</text:p>
          </table:table-cell>
          <table:table-cell office:value-type="float" office:value="0.94706038071900001" table:style-name="ce1">
            <text:p>0,947060381</text:p>
          </table:table-cell>
          <table:table-cell office:value-type="float" office:value="0.54077074026100003" table:style-name="ce1">
            <text:p>0,54077074</text:p>
          </table:table-cell>
          <table:table-cell office:value-type="float" office:value="0.39138186323399998" table:style-name="ce1">
            <text:p>0,391381863</text:p>
          </table:table-cell>
          <table:table-cell office:value-type="float" office:value="0.83887199999999995" table:style-name="ce1">
            <text:p>0,838872</text:p>
          </table:table-cell>
          <table:table-cell office:value-type="float" office:value="5.2939619281400001E-2" table:style-name="ce1">
            <text:p>0,052939619</text:p>
          </table:table-cell>
          <table:table-cell office:value-type="float" office:value="12952" table:style-name="ce1">
            <text:p>12952</text:p>
          </table:table-cell>
          <table:table-cell office:value-type="float" office:value="10999" table:style-name="ce1">
            <text:p>10999</text:p>
          </table:table-cell>
          <table:table-cell office:value-type="float" office:value="196766" table:style-name="ce1">
            <text:p>196766</text:p>
          </table:table-cell>
          <table:table-cell office:value-type="float" office:value="29283" table:style-name="ce1">
            <text:p>29283</text:p>
          </table:table-cell>
          <table:table-cell office:value-type="float" office:value="42235" table:style-name="ce1">
            <text:p>42235</text:p>
          </table:table-cell>
          <table:table-cell office:value-type="float" office:value="23951" table:style-name="ce1">
            <text:p>23951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uscl20</text:p>
          </table:table-cell>
          <table:table-cell office:value-type="string" table:style-name="ce1">
            <text:p>Background</text:p>
          </table:table-cell>
          <table:table-cell office:value-type="float" office:value="0.90714453659899996" table:style-name="ce1">
            <text:p>0,907144537</text:p>
          </table:table-cell>
          <table:table-cell office:value-type="float" office:value="0.83006817184699999" table:style-name="ce1">
            <text:p>0,830068172</text:p>
          </table:table-cell>
          <table:table-cell office:value-type="float" office:value="0.626862734458" table:style-name="ce1">
            <text:p>0,626862734</text:p>
          </table:table-cell>
          <table:table-cell office:value-type="float" office:value="0.83696250297200003" table:style-name="ce1">
            <text:p>0,836962503</text:p>
          </table:table-cell>
          <table:table-cell office:value-type="float" office:value="1.0045463899" table:style-name="ce1">
            <text:p>1,00454639</text:p>
          </table:table-cell>
          <table:table-cell office:value-type="float" office:value="1.1338008337300001" table:style-name="ce1">
            <text:p>1,133800834</text:p>
          </table:table-cell>
          <table:table-cell office:value-type="float" office:value="0.298528221599" table:style-name="ce1">
            <text:p>0,298528222</text:p>
          </table:table-cell>
          <table:table-cell office:value-type="float" office:value="0.95785290470100004" table:style-name="ce1">
            <text:p>0,957852905</text:p>
          </table:table-cell>
          <table:table-cell office:value-type="float" office:value="1.76357031782239E-2" table:style-name="ce1">
            <text:p>0,017635703</text:p>
          </table:table-cell>
          <table:table-cell office:value-type="float" office:value="5.8876226004700001E-2" table:style-name="ce1">
            <text:p>0,058876226</text:p>
          </table:table-cell>
          <table:table-cell office:value-type="float" office:value="0.102360163849" table:style-name="ce1">
            <text:p>0,102360164</text:p>
          </table:table-cell>
          <table:table-cell office:value-type="float" office:value="0.94706038071900001" table:style-name="ce1">
            <text:p>0,947060381</text:p>
          </table:table-cell>
          <table:table-cell office:value-type="float" office:value="0.306665088197" table:style-name="ce1">
            <text:p>0,306665088</text:p>
          </table:table-cell>
          <table:table-cell office:value-type="float" office:value="0.87045729023399998" table:style-name="ce1">
            <text:p>0,87045729</text:p>
          </table:table-cell>
          <table:table-cell office:value-type="float" office:value="0.90714453659899996" table:style-name="ce1">
            <text:p>0,907144537</text:p>
          </table:table-cell>
          <table:table-cell office:value-type="float" office:value="0.83887199999999995" table:style-name="ce1">
            <text:p>0,838872</text:p>
          </table:table-cell>
          <table:table-cell office:value-type="float" office:value="0.693334911803" table:style-name="ce1">
            <text:p>0,693334912</text:p>
          </table:table-cell>
          <table:table-cell office:value-type="float" office:value="196766" table:style-name="ce1">
            <text:p>196766</text:p>
          </table:table-cell>
          <table:table-cell office:value-type="float" office:value="29283" table:style-name="ce1">
            <text:p>29283</text:p>
          </table:table-cell>
          <table:table-cell office:value-type="float" office:value="12952" table:style-name="ce1">
            <text:p>12952</text:p>
          </table:table-cell>
          <table:table-cell office:value-type="float" office:value="10999" table:style-name="ce1">
            <text:p>10999</text:p>
          </table:table-cell>
          <table:table-cell office:value-type="float" office:value="207765" table:style-name="ce1">
            <text:p>207765</text:p>
          </table:table-cell>
          <table:table-cell office:value-type="float" office:value="226049" table:style-name="ce1">
            <text:p>226049</text:p>
          </table:table-cell>
          <table:table-cell table:number-columns-repeated="16359"/>
        </table:table-row>
        <table:table-row table:number-rows-repeated="1048503" table:style-name="ro1">
          <table:table-cell table:number-columns-repeated="16384"/>
        </table:table-row>
        <table:named-expressions>
          <table:named-range table:name="results_1" table:cell-range-address="Tabelle1.$A$3:Tabelle1.$Y$5" table:base-cell-address="Tabelle1.$A$1"/>
          <table:named-range table:name="results_10" table:cell-range-address="Tabelle1.$A$39:Tabelle1.$Y$41" table:base-cell-address="Tabelle1.$A$1"/>
          <table:named-range table:name="results_11" table:cell-range-address="Tabelle1.$A$43:Tabelle1.$Y$45" table:base-cell-address="Tabelle1.$A$1"/>
          <table:named-range table:name="results_12" table:cell-range-address="Tabelle1.$A$47:Tabelle1.$Y$49" table:base-cell-address="Tabelle1.$A$1"/>
          <table:named-range table:name="results_13" table:cell-range-address="Tabelle1.$A$51:Tabelle1.$Y$53" table:base-cell-address="Tabelle1.$A$1"/>
          <table:named-range table:name="results_14" table:cell-range-address="Tabelle1.$A$55:Tabelle1.$Y$57" table:base-cell-address="Tabelle1.$A$1"/>
          <table:named-range table:name="results_15" table:cell-range-address="Tabelle1.$A$59:Tabelle1.$Y$61" table:base-cell-address="Tabelle1.$A$1"/>
          <table:named-range table:name="results_16" table:cell-range-address="Tabelle1.$A$63:Tabelle1.$Y$65" table:base-cell-address="Tabelle1.$A$1"/>
          <table:named-range table:name="results_17" table:cell-range-address="Tabelle1.$A$67:Tabelle1.$Y$69" table:base-cell-address="Tabelle1.$A$1"/>
          <table:named-range table:name="results_18" table:cell-range-address="Tabelle1.$A$71:Tabelle1.$Y$73" table:base-cell-address="Tabelle1.$A$1"/>
          <table:named-range table:name="results_2" table:cell-range-address="Tabelle1.$A$7:Tabelle1.$Y$9" table:base-cell-address="Tabelle1.$A$1"/>
          <table:named-range table:name="results_3" table:cell-range-address="Tabelle1.$A$11:Tabelle1.$Y$13" table:base-cell-address="Tabelle1.$A$1"/>
          <table:named-range table:name="results_4" table:cell-range-address="Tabelle1.$A$15:Tabelle1.$Y$17" table:base-cell-address="Tabelle1.$A$1"/>
          <table:named-range table:name="results_5" table:cell-range-address="Tabelle1.$A$19:Tabelle1.$Y$21" table:base-cell-address="Tabelle1.$A$1"/>
          <table:named-range table:name="results_6" table:cell-range-address="Tabelle1.$A$23:Tabelle1.$Y$25" table:base-cell-address="Tabelle1.$A$1"/>
          <table:named-range table:name="results_7" table:cell-range-address="Tabelle1.$A$27:Tabelle1.$Y$29" table:base-cell-address="Tabelle1.$A$1"/>
          <table:named-range table:name="results_8" table:cell-range-address="Tabelle1.$A$31:Tabelle1.$Y$33" table:base-cell-address="Tabelle1.$A$1"/>
          <table:named-range table:name="results_9" table:cell-range-address="Tabelle1.$A$35:Tabelle1.$Y$37" table:base-cell-address="Tabelle1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8201</meta:generator>
    <meta:initial-creator>Simu</meta:initial-creator>
    <dc:creator>Simu</dc:creator>
    <meta:creation-date>2017-12-16T16:36:59Z</meta:creation-date>
    <dc:date>2017-12-16T17:22:52Z</dc:date>
  </office:meta>
</office:document-meta>
</file>